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outline1">
      <style:graphic-properties fo:min-height="12.5cm"/>
    </style:style>
    <style:style style:name="co1" style:family="table-column">
      <style:table-column-properties style:column-width="4.196cm" style:use-optimal-column-width="false"/>
    </style:style>
    <style:style style:name="co2" style:family="table-column">
      <style:table-column-properties style:column-width="4.155cm" style:use-optimal-column-width="false"/>
    </style:style>
    <style:style style:name="co3" style:family="table-column">
      <style:table-column-properties style:column-width="4.164cm" style:use-optimal-column-width="false"/>
    </style:style>
    <style:style style:name="ro1" style:family="table-row">
      <style:table-row-properties style:row-height="2.079cm"/>
    </style:style>
    <style:style style:name="ce1" style:family="table-cell">
      <style:graphic-properties draw:fill="none" draw:fill-color="#e6e6e6" style:repeat="repeat"/>
      <style:paragraph-properties fo:text-align="center" fo:border="0.001cm solid #000000"/>
      <style:text-properties fo:font-size="24pt" style:font-size-asian="24pt" style:font-size-complex="24pt"/>
    </style:style>
    <style:style style:name="ce2" style:family="table-cell">
      <style:graphic-properties draw:fill="none" style:repeat="repeat"/>
      <style:paragraph-properties fo:text-align="center" fo:border="0.001cm solid #000000"/>
      <style:text-properties fo:font-size="24pt" style:font-size-asian="24pt" style:font-size-complex="24pt"/>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family="Arial" style:font-family-generic="swiss" style:font-pitch="variable" fo:font-style="normal" style:font-style-asian="normal" style:font-style-complex="normal"/>
    </style:style>
    <style:style style:name="P6" style:family="paragraph">
      <style:text-properties fo:font-family="Arial" style:font-family-generic="swiss" style:font-pitch="variable" fo:font-size="26pt" fo:font-style="normal" style:font-size-asian="26pt" style:font-style-asian="normal" style:font-size-complex="26pt" style:font-style-complex="normal"/>
    </style:style>
    <style:style style:name="P7" style:family="paragraph">
      <style:text-properties fo:font-family="Arial" style:font-family-generic="swiss" style:font-pitch="variable" fo:font-size="32pt" fo:font-style="normal" style:font-size-asian="32pt" style:font-style-asian="normal" style:font-size-complex="32pt" style:font-style-complex="normal"/>
    </style:style>
    <style:style style:name="P8" style:family="paragraph">
      <style:text-properties fo:font-family="AppleGothic" style:font-family-generic="swiss" style:font-pitch="variable" fo:font-size="54pt" fo:font-style="italic" style:font-size-asian="54pt" style:font-style-asian="italic" style:font-size-complex="54pt" style:font-style-complex="italic"/>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start"/>
      <style:text-properties fo:font-family="Arial" style:font-family-generic="swiss" style:font-pitch="variable" fo:font-style="normal" style:font-style-asian="normal" style:font-style-complex="normal"/>
    </style:style>
    <style:style style:name="P12" style:family="paragraph">
      <style:paragraph-properties fo:text-align="start"/>
      <style:text-properties fo:font-family="Arial" style:font-family-generic="swiss" style:font-pitch="variable" fo:font-style="italic" style:font-style-asian="italic" style:font-style-complex="italic"/>
    </style:style>
    <style:style style:name="P13" style:family="paragraph">
      <style:text-properties fo:font-family="AppleGothic" style:font-family-generic="swiss" style:font-pitch="variable" fo:font-style="normal" fo:font-weight="normal" style:font-style-asian="normal" style:font-weight-asian="normal" style:font-style-complex="normal" style:font-weight-complex="normal"/>
    </style:style>
    <style:style style:name="P14" style:family="paragraph">
      <style:paragraph-properties fo:text-align="start"/>
      <style:text-properties fo:font-family="Arial" style:font-family-generic="swiss" style:font-pitch="variable" fo:font-size="32pt" fo:font-style="normal" style:font-size-asian="32pt" style:font-style-asian="normal" style:font-size-complex="32pt" style:font-style-complex="normal"/>
    </style:style>
    <style:style style:name="P15" style:family="paragraph">
      <style:paragraph-properties fo:text-align="start"/>
      <style:text-properties fo:font-size="32pt" fo:font-style="normal" style:font-size-asian="32pt" style:font-style-asian="normal" style:font-size-complex="32pt" style:font-style-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fo:font-style="italic" style:font-size-asian="26pt" style:font-style-asian="italic" style:font-size-complex="26pt" style:font-style-complex="italic"/>
    </style:style>
    <style:style style:name="T5" style:family="text">
      <style:text-properties fo:font-family="Arial" style:font-family-generic="swiss" style:font-pitch="variable" fo:font-style="normal" style:font-style-asian="normal" style:font-style-complex="normal"/>
    </style:style>
    <style:style style:name="T6" style:family="text">
      <style:text-properties fo:font-family="Arial" style:font-family-generic="swiss" style:font-pitch="variable" fo:font-style="italic" style:font-style-asian="italic" style:font-style-complex="italic"/>
    </style:style>
    <style:style style:name="T7" style:family="text">
      <style:text-properties fo:font-family="Arial" style:font-family-generic="swiss" style:font-pitch="variable" fo:font-size="28pt" fo:font-style="italic" style:font-size-asian="28pt" style:font-style-asian="italic" style:font-size-complex="28pt" style:font-style-complex="italic"/>
    </style:style>
    <style:style style:name="T8" style:family="text">
      <style:text-properties fo:font-family="Arial" style:font-family-generic="swiss" style:font-pitch="variable" fo:font-style="normal" style:font-style-asian="italic" style:font-style-complex="italic"/>
    </style:style>
    <style:style style:name="T9" style:family="text">
      <style:text-properties fo:font-family="Arial" style:font-family-generic="swiss" style:font-pitch="variable" fo:font-size="26pt" fo:font-style="normal" style:font-size-asian="26pt" style:font-style-asian="normal" style:font-size-complex="26pt" style:font-style-complex="normal"/>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tyle="normal" fo:font-weight="bold" style:font-style-asian="normal" style:font-weight-asian="bold" style:font-style-complex="normal" style:font-weight-complex="bold"/>
    </style:style>
    <style:style style:name="T12" style:family="text">
      <style:text-properties fo:font-family="AppleGothic" style:font-family-generic="swiss" style:font-pitch="variable" fo:font-size="54pt" fo:font-style="italic" style:font-size-asian="54pt" style:font-style-asian="italic" style:font-size-complex="54pt" style:font-style-complex="italic"/>
    </style:style>
    <style:style style:name="T13" style:family="text">
      <style:text-properties fo:font-family="Arial" style:font-family-generic="swiss" style:font-pitch="variable" fo:font-size="54pt" fo:font-style="italic" style:font-size-asian="54pt" style:font-style-asian="italic" style:font-size-complex="54pt" style:font-style-complex="italic"/>
    </style:style>
    <style:style style:name="T14" style:family="text">
      <style:text-properties fo:font-family="Arial" style:font-family-generic="swiss" style:font-pitch="variable" fo:font-style="normal" fo:font-weight="normal" style:font-style-asian="normal" style:font-weight-asian="normal" style:font-style-complex="normal" style:font-weight-complex="normal"/>
    </style:style>
    <style:style style:name="T15" style:family="text">
      <style:text-properties fo:font-family="Arial" style:font-family-generic="swiss" style:font-pitch="variable" fo:font-size="28pt" fo:font-style="normal" style:font-size-asian="28pt" style:font-style-asian="normal" style:font-size-complex="28pt" style:font-style-complex="normal"/>
    </style:style>
    <style:style style:name="T16" style:family="text">
      <style:text-properties fo:font-family="AppleGothic" style:font-family-generic="swiss" style:font-pitch="variable" fo:font-style="normal" fo:font-weight="normal" style:font-style-asian="normal" style:font-weight-asian="normal" style:font-style-complex="normal" style:font-weight-complex="normal"/>
    </style:style>
    <style:style style:name="T17" style:family="text">
      <style:text-properties fo:font-family="Arial" style:font-family-generic="swiss" style:font-pitch="variable" fo:font-size="24pt" fo:font-style="italic" style:font-size-asian="24pt" style:font-style-asian="italic" style:font-size-complex="24pt" style:font-style-complex="italic"/>
    </style:style>
    <style:style style:name="T18" style:family="text">
      <style:text-properties fo:font-size="24pt" style:font-size-asian="24pt" style:font-size-complex="24pt"/>
    </style:style>
    <style:style style:name="T19" style:family="text">
      <style:text-properties fo:font-family="Arial" style:font-family-generic="swiss" style:font-pitch="variable" fo:font-size="32pt" fo:font-style="normal" style:font-size-asian="32pt" style:font-style-asian="normal" style:font-size-complex="32pt" style:font-style-complex="italic"/>
    </style:style>
    <style:style style:name="T20" style:family="text">
      <style:text-properties fo:font-family="Arial" style:font-family-generic="swiss" style:font-pitch="variable" fo:font-size="32pt" fo:font-style="italic" style:font-size-asian="32pt" style:font-style-asian="italic"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Variables and</text:span><text:span text:style-name="T1"><text:line-break/></text:span><text:span text:style-name="T1">Data Structur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3">Understand the different data types</text:span></text:p>
              </text:list-item>
              <text:list-item>
                <text:p><text:span text:style-name="T3">Manipulate numbers and strings with operators</text:span></text:p>
              </text:list-item>
              <text:list-item>
                <text:p><text:span text:style-name="T3">Tell the difference between scalar, array and hash</text:span></text:p>
              </text:list-item>
              <text:list-item>
                <text:p><text:span text:style-name="T3">A grasp of references</text:span></text:p>
              </text:list-item>
              <text:list-item>
                <text:p><text:span text:style-name="T3">Multi-dimensional data structures</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Data</text:span></text:p>
          </draw:text-box>
        </draw:frame>
        <draw:frame presentation:style-name="pr3" draw:text-style-name="P4" draw:layer="layout" svg:width="23cm" svg:height="12.837cm" svg:x="2.5cm" svg:y="5.8cm" presentation:class="outline" presentation:user-transformed="true">
          <draw:text-box>
            <text:list text:style-name="L2">
              <text:list-item>
                <text:p><text:span text:style-name="T3">Functions generally need something to act upon - Data</text:span></text:p>
              </text:list-item>
              <text:list-item>
                <text:p><text:span text:style-name="T3">This can either be</text:span></text:p>
                <text:list>
                  <text:list-item>
                    <text:p><text:span text:style-name="T3">Use once data – numbers and strings</text:span></text:p>
                  </text:list-item>
                  <text:list-item>
                    <text:p><text:span text:style-name="T3">Keep it around data - variables</text:span></text:p>
                  </text:list-item>
                </text:list>
              </text:list-item>
              <text:list-item>
                <text:p><text:span text:style-name="T3">We will use some different functions than print/say. Please ask if I don't mention what the are trying to do, but we'll look more at some of them later</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ber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bin/01-integer.pl</text:span></text:p>
                <text:p><text:span text:style-name="T4">say 1;</text:span></text:p>
              </text:list-item>
              <text:list-item>
                <text:p><text:span text:style-name="T3">Integers don't need quoting</text:span></text:p>
                <text:p><text:span text:style-name="T4">say 0;</text:span></text:p>
              </text:list-item>
              <text:list-item>
                <text:p><text:span text:style-name="T5">0 is just a number (well, actually its a concep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1+1; # addition</text:span></text:p>
                <text:p><text:span text:style-name="T4">say 2*7; # multiplication</text:span></text:p>
                <text:p><text:span text:style-name="T4">say 9-3; # subtraction</text:span></text:p>
                <text:p><text:span text:style-name="T4">say 9/3; # division</text:span></text:p>
              </text:list-header>
              <text:list-item>
                <text:p><text:span text:style-name="T3">Your standard four maths operation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3**2; # square</text:span></text:p>
                <text:p><text:span text:style-name="T4">say 4**4; # (4 to the power of 4)</text:span></text:p>
                <text:p><text:span text:style-name="T6"/></text:p>
              </text:list-header>
              <text:list-item>
                <text:p><text:span text:style-name="T5">** gives you to the power of</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 string operation</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7">say 1 . 1;</text:span></text:p>
                <text:p><text:span text:style-name="T6"/></text:p>
              </text:list-header>
              <text:list-item>
                <text:p><text:span text:style-name="T5">We'll look at it when we do strings, but we have just concatenated these together</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Boolean numbers</text:span></text:p>
          </draw:text-box>
        </draw:frame>
        <draw:frame presentation:style-name="pr3" draw:text-style-name="P4" draw:layer="layout" svg:width="23cm" svg:height="10.75cm" svg:x="2.5cm" svg:y="6.75cm" presentation:class="outline" presentation:user-transformed="true">
          <draw:text-box>
            <text:list text:style-name="L2">
              <text:list-header>
                <text:p><text:span text:style-name="T4">say 1 if 0; # this is boolean untrue</text:span></text:p>
                <text:p><text:span text:style-name="T4">say 4 if 4; # any number other than 0 is true</text:span></text:p>
              </text:list-header>
              <text:list-item>
                <text:p><text:span text:style-name="T5">0 is untrue, all other numbers are true (including negatives)</text:span></text:p>
                <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Floating Point</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1.00; # truncates past the decimal point</text:span></text:p>
                <text:p><text:span text:style-name="T4">say '1.00'; # acts as a string</text:span></text:p>
                <text:p><text:span text:style-name="T4">say 1.01;</text:span></text:p>
              </text:list-header>
              <text:list-item>
                <text:p><text:span text:style-name="T5">Perl truncates trailing (and leading) 0's unless specified as a string</text:span></text:p>
                <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Producing Sequences</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0..9;</text:span></text:p>
              </text:list-header>
              <text:list-item>
                <text:p><text:span text:style-name="T5">The double dot operator doesn't concatenate twice, but instead allows a sequence of consecutive numbers to be produced quickly</text:span></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erical Testing</text:span></text:p>
          </draw:text-box>
        </draw:frame>
        <draw:frame presentation:style-name="pr3" draw:text-style-name="P4" draw:layer="layout" svg:width="23cm" svg:height="11.649cm" svg:x="2.5cm" svg:y="5cm" presentation:class="outline" presentation:user-transformed="true">
          <draw:text-box>
            <text:list text:style-name="L2">
              <text:list-header>
                <text:p><text:span text:style-name="T4">say 4 if ( 1 == 1 ); # lhv and rhv are equal</text:span></text:p>
                <text:p><text:span text:style-name="T4">say 5 if ( 1 != 2 ); # lhv and rhv are not equal</text:span></text:p>
                <text:p><text:span text:style-name="T4">say 6 if ( 2 &gt; 1 ); # lhv greater than rhv</text:span></text:p>
                <text:p><text:span text:style-name="T4">say 7 if ( 1 &lt; 2 ); # rhv less than lhv</text:span></text:p>
              </text:list-header>
              <text:list-item>
                <text:p><text:span text:style-name="T5">= is an assignment operator in perl (and most languages) so we use == to check equivalence of numbers</text:span></text:p>
              </text:list-item>
              <text:list-item>
                <text:p><text:span text:style-name="T6">also &gt;= and =&l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mparisons</text:span></text:p>
          </draw:text-box>
        </draw:frame>
        <draw:frame presentation:style-name="pr3" draw:text-style-name="P4" draw:layer="layout" svg:width="23cm" svg:height="14.148cm" svg:x="2.5cm" svg:y="4.5cm" presentation:class="outline" presentation:user-transformed="true">
          <draw:text-box>
            <text:list text:style-name="L2">
              <text:list-header>
                <text:p><text:span text:style-name="T4">say 10 &lt;=&gt; 11; # -1</text:span></text:p>
                <text:p><text:span text:style-name="T4">say 10 &lt;=&gt; 10; # 0</text:span></text:p>
                <text:p><text:span text:style-name="T4">say 11 &lt;=&gt; 10; # 1</text:span></text:p>
              </text:list-header>
              <text:list-item>
                <text:p><text:span text:style-name="T5">the comparison or 'spaceship' operator</text:span></text:p>
              </text:list-item>
              <text:list-item>
                <text:p><text:span text:style-name="T5">3 possible results are given</text:span></text:p>
                <text:p><text:span text:style-name="T8">-1 if the right hand side is greater than left, 0 if the same,</text:span></text:p>
                <text:p><text:span text:style-name="T8">1</text:span><text:span text:style-name="T5"> if the left hand side is greater.</text:span></text:p>
              </text:list-item>
              <text:list-item>
                <text:p><text:span text:style-name="T5">Useful if you want to sort a set of numbers.</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Strings</text:span></text:p>
          </draw:text-box>
        </draw:frame>
        <draw:frame presentation:style-name="pr3" draw:text-style-name="P5" draw:layer="layout" svg:width="23cm" svg:height="10.75cm" svg:x="2.5cm" svg:y="6.75cm" presentation:class="outline" presentation:user-transformed="true">
          <draw:text-box>
            <text:list text:style-name="L2">
              <text:list-item>
                <text:p><text:span text:style-name="T5">bin/02-string.pl</text:span></text:p>
                <text:p><text:span text:style-name="T4">say 'Hello World';</text:span></text:p>
              </text:list-item>
              <text:list-item>
                <text:p><text:span text:style-name="T5">Strings need to be quoted,</text:span></text:p>
                <text:p><text:span text:style-name="T4">say “Hello World”;</text:span></text:p>
              </text:list-item>
              <text:list-item>
                <text:p><text:span text:style-name="T5">Either single or double quotes</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Length</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length 'Hello World';</text:span></text:p>
              </text:list-header>
              <text:list-item>
                <text:p><text:span text:style-name="T5">The length function gives us the length of the string in characters</text:span></text:p>
              </text:list-item>
              <text:list-item>
                <text:p><text:span text:style-name="T6">You should note here, Perl is working right to left. 'Hello World' is passed to length, the output of this (11) is passed to say.</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6" draw:layer="layout" svg:width="23cm" svg:height="10.75cm" svg:x="2.5cm" svg:y="6.25cm" presentation:class="outline" presentation:user-transformed="true">
          <draw:text-box>
            <text:list text:style-name="L2">
              <text:list-header>
                <text:p><text:span text:style-name="T4">say lc 'TACtgATTACACATTACT'; # lower case the string</text:span></text:p>
                <text:p><text:span text:style-name="T4">say uc 'tactgattacACATTact'; # upper case the string</text:span></text:p>
                <text:p><text:span text:style-name="T4">say lcfirst 'TACTGATTACACATTACT'; # lower case the first letter</text:span></text:p>
                <text:p><text:span text:style-name="T4">say ucfirst 'tactgattacacattact'; # upper case the first letter</text:span></text:p>
              </text:list-header>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5" draw:layer="layout" svg:width="23cm" svg:height="10.75cm" svg:x="2.5cm" svg:y="6.25cm" presentation:class="outline" presentation:user-transformed="true">
          <draw:text-box>
            <text:list text:style-name="L2">
              <text:list-item>
                <text:p><text:span text:style-name="T5">User inputs name ANdrEw</text:span></text:p>
                <text:p><text:span text:style-name="T6"/></text:p>
                <text:p><text:span text:style-name="T4">say ucfirst lc 'ANdrEw'; <text:s/># result Andrew</text:span></text:p>
                <text:p><text:span text:style-name="T6"/></text:p>
              </text:list-item>
              <text:list-item>
                <text:p><text:span text:style-name="T5">So you can do some sanity checking!</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ncatenate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 . 'World'; # concatenate</text:span></text:p>
                <text:p><text:span text:style-name="T5"/></text:p>
              </text:list-header>
              <text:list-item>
                <text:p><text:span text:style-name="T5">We saw concatenating two numbers previously. Now we are using strings.</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Different Whitespace Character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tWorld,\nHow are you today?"; # contains a newline and and tab character</text:span></text:p>
                <text:p><text:span text:style-name="T5"/></text:p>
              </text:list-header>
              <text:list-item>
                <text:p><text:span text:style-name="T5">For different whitespace characters (tab/newline..) we can use standard character representations, but you must use double quotes. </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Boolean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 # empty string, this is boolean false</text:span></text:p>
                <text:p><text:span text:style-name="T4">say 'true string' if 'true'; # any string is true apart from the empty string</text:span></text:p>
                <text:p><text:span text:style-name="T4">say 'true empty string' if ''; # this won't be shown, as empty string is false</text:span></text:p>
              </text:list-header>
              <text:list-item>
                <text:p><text:span text:style-name="T5">An empty string is false, everything else is true, incl space. (Uses ASCII value to denote truthfulness)</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Producing Sequences</text:span></text:p>
          </draw:text-box>
        </draw:frame>
        <draw:frame presentation:style-name="pr3" draw:text-style-name="P5" draw:layer="layout" svg:width="23cm" svg:height="10.75cm" svg:x="2.5cm" svg:y="5.903cm" presentation:class="outline" presentation:user-transformed="true">
          <draw:text-box>
            <text:list text:style-name="L2">
              <text:list-header>
                <text:p><text:span text:style-name="T4">say 'a'..'z.; # quick alphabet</text:span></text:p>
              </text:list-header>
              <text:list-item>
                <text:p><text:span text:style-name="T5">Exactly the same as with numbers, you can use the double dot to generate a list.</text:span></text:p>
              </text:list-item>
              <text:list-item>
                <text:p><text:span text:style-name="T5">However, be careful if you meant to concatenate 'Hello'.'World'</text:span></text:p>
                <text:p><text:span text:style-name="T4">say 'Hello'..'World;</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Maths(?)</text:span></text:p>
          </draw:text-box>
        </draw:frame>
        <draw:frame presentation:style-name="pr3" draw:text-style-name="P5" draw:layer="layout" svg:width="23cm" svg:height="13.148cm" svg:x="2.5cm" svg:y="5cm" presentation:class="outline" presentation:user-transformed="true">
          <draw:text-box>
            <text:list text:style-name="L2">
              <text:list-header>
                <text:p><text:span text:style-name="T4">say 'a' * 2;</text:span></text:p>
                <text:p><text:span text:style-name="T4">say 'a' + 'b';</text:span></text:p>
              </text:list-header>
              <text:list-item>
                <text:p><text:span text:style-name="T5">Not numeric warnings – ends up 0</text:span></text:p>
                <text:p><text:span text:style-name="T4">say 'a' x 2;</text:span></text:p>
              </text:list-item>
              <text:list-item>
                <text:p><text:span text:style-name="T5">What you probably meant to do! Repeat a 2 times</text:span></text:p>
              </text:list-item>
              <text:list-item>
                <text:p><text:span text:style-name="T5">Note: In Perl number operators act on numbers, and Perl makes all non-number characters 0.</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Testing</text:span></text:p>
          </draw:text-box>
        </draw:frame>
        <draw:frame presentation:style-name="pr3" draw:text-style-name="P5" draw:layer="layout" svg:width="23cm" svg:height="11.912cm" svg:x="2.5cm" svg:y="5cm" presentation:class="outline" presentation:user-transformed="true">
          <draw:text-box>
            <text:list text:style-name="L2">
              <text:list-header>
                <text:p><text:span text:style-name="T9">say 'a equals a' if ( 'a' eq 'a' );</text:span></text:p>
                <text:p><text:span text:style-name="T4">say 'a equals b' if ( 'a' eq 'b' );</text:span></text:p>
                <text:p><text:span text:style-name="T4">say 'a does not equal b' if ( 'a' ne 'b' );</text:span></text:p>
                <text:p><text:span text:style-name="T4">say 'a less than b' if ( 'a' lt 'b' );</text:span></text:p>
                <text:p><text:span text:style-name="T4">say 'b greater than a' if ( 'b' gt 'a' );</text:span></text:p>
              </text:list-header>
              <text:list-item>
                <text:p><text:span text:style-name="T5">Because number operators only work on numbers, we need a string equivalent</text:span></text:p>
                <text:p><text:span text:style-name="T6"/></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Comparisons</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4">say 'a' cmp 'b'; # -1</text:span></text:p>
                <text:p><text:span text:style-name="T4">say 'a' cmp 'a'; # 0</text:span></text:p>
                <text:p><text:span text:style-name="T4">say 'b' cmp 'a'; # 1</text:span></text:p>
              </text:list-header>
              <text:list-item>
                <text:p><text:span text:style-name="T5">The same is true with comparison operators</text:span></text:p>
                <text:p><text:span text:style-name="T6"/></text:p>
                <text:p><text:span text:style-name="T4">say 'a' &lt;=&gt; 'b';</text:span></text:p>
              </text:list-item>
              <text:list-item>
                <text:p><text:span text:style-name="T5">not numeric warning, ends up 0 - equivalent</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Number/String Comparison Table</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5"><text:s text:c="10"/></text:span><text:span text:style-name="T5"><text:tab/></text:span><text:span text:style-name="T5"><text:tab/></text:span><text:span text:style-name="T5"><text:tab/></text:span><text:span text:style-name="T5">Number <text:s/>String</text:span></text:p>
                <text:p><text:span text:style-name="T6">Equal <text:s text:c="6"/></text:span><text:span text:style-name="T6"><text:tab/></text:span><text:span text:style-name="T6"><text:tab/></text:span><text:span text:style-name="T6">== <text:s text:c="5"/></text:span><text:span text:style-name="T6"><text:tab/></text:span><text:span text:style-name="T6">eq</text:span></text:p>
                <text:p><text:span text:style-name="T6">Not Equal <text:s text:c="2"/></text:span><text:span text:style-name="T6"><text:tab/></text:span><text:span text:style-name="T6"><text:tab/></text:span><text:span text:style-name="T6">!= <text:s text:c="5"/></text:span><text:span text:style-name="T6"><text:tab/></text:span><text:span text:style-name="T6">ne</text:span></text:p>
                <text:p><text:span text:style-name="T6">Less Than <text:s text:c="2"/></text:span><text:span text:style-name="T6"><text:tab/></text:span><text:span text:style-name="T6"><text:tab/></text:span><text:span text:style-name="T6">&lt; <text:s text:c="6"/></text:span><text:span text:style-name="T6"><text:tab/></text:span><text:span text:style-name="T6">lt</text:span></text:p>
                <text:p><text:span text:style-name="T6">Gr Than <text:s text:c="4"/></text:span><text:span text:style-name="T6"><text:tab/></text:span><text:span text:style-name="T6"><text:tab/></text:span><text:span text:style-name="T6">&gt; <text:s text:c="6"/></text:span><text:span text:style-name="T6"><text:tab/></text:span><text:span text:style-name="T6">gt</text:span></text:p>
                <text:p><text:span text:style-name="T6">Compare <text:s text:c="3"/></text:span><text:span text:style-name="T6"><text:tab/></text:span><text:span text:style-name="T6"><text:tab/></text:span><text:span text:style-name="T6">&lt;=&gt; <text:s text:c="4"/>cmp</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bstrings</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substr 'TACTGATTACACATTACT', 0, 4;</text:span></text:p>
                <text:p><text:span text:style-name="T4">say substr 'TACTGATTACACATTACT', 5, 12;</text:span></text:p>
                <text:p><text:span text:style-name="T4">say substr 'TACTGATTACACATTACT', 5, 15;</text:span></text:p>
                <text:p><text:span text:style-name="T4">say substr 'TACTGATTACACATTACT', -5, 3;</text:span></text:p>
              </text:list-header>
              <text:list-item>
                <text:p><text:span text:style-name="T5">As you'll see later, we use 0-based counting</text:span></text:p>
              </text:list-item>
              <text:list-item>
                <text:p><text:span text:style-name="T5">A negative offset counts from the end</text:span></text:p>
              </text:list-item>
              <text:list-item>
                <text:p><text:span text:style-name="T5">If you leave off the length, then you get all remaining character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Location</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index 'TACTGATTACACATT', 'GATTACA';</text:span></text:p>
                <text:p><text:span text:style-name="T4">say index 'TACTGATCACATTACT', 'TACT', 7;</text:span></text:p>
              </text:list-header>
              <text:list-item>
                <text:p><text:span text:style-name="T5">We can get the location within a string of a character set</text:span></text:p>
              </text:list-item>
              <text:list-item>
                <text:p><text:span text:style-name="T5">Adding an offset skips over that many bases before searching</text:span></text:p>
                <text:p><text:span text:style-name="T5"/></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 math warning!</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20/'b';</text:span></text:p>
              </text:list-header>
              <text:list-item>
                <text:p><text:span text:style-name="T5">This will break your code!</text:span></text:p>
              </text:list-item>
              <text:list-item>
                <text:p><text:span text:style-name="T5">Strings equate to 0, so this produces a divide by zero warning!</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ther Things With Strings</text:span></text:p>
          </draw:text-box>
        </draw:frame>
        <draw:frame presentation:style-name="pr5" draw:text-style-name="P7" draw:layer="layout" svg:width="23.5cm" svg:height="12.5cm" svg:x="2cm" svg:y="5.5cm" presentation:class="outline" presentation:user-transformed="true">
          <draw:text-box>
            <text:list text:style-name="L2">
              <text:list-item>
                <text:p><text:span text:style-name="T10">There are loads of other things to do with strings, such as regular expressions.</text:span></text:p>
              </text:list-item>
              <text:list-item>
                <text:p><text:span text:style-name="T10">We will come to these in time, but lets move onto holding strings and numbers around for longer -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Variables</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re are 3 basic types of Variable</text:span></text:p>
                <text:list>
                  <text:list-item>
                    <text:p><text:span text:style-name="T5">Scalar – holds 1 piece of data</text:span></text:p>
                  </text:list-item>
                  <text:list-item>
                    <text:p><text:span text:style-name="T5">Array – holds a 'list' of pieces of data</text:span></text:p>
                  </text:list-item>
                  <text:list-item>
                    <text:p><text:span text:style-name="T5">Hash – holds a 'list' of named pieces of data</text:span></text:p>
                  </text:list-item>
                </text:list>
              </text:list-item>
              <text:list-item>
                <text:p><text:span text:style-name="T5">Variables enable you to pass information around and operate on the data contained</text:span></text:p>
              </text:list-item>
              <text:list-item>
                <text:p><text:span text:style-name="T11">Everything</text:span><text:span text:style-name="T5"> you do in a program is likely to need to use a variable of some type</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calar</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 simplest variable is a scalar</text:span></text:p>
              </text:list-item>
              <text:list-item>
                <text:p><text:span text:style-name="T5">A named 'box' containing one piece of data</text:span></text:p>
              </text:list-item>
              <text:list-item>
                <text:p><text:span text:style-name="T5">That data can be anything (more on that later)</text:span></text:p>
                <text:p><text:span text:style-name="T5"/></text:p>
                <text:p><text:span text:style-name="T6">bin/03-scalar.p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1" draw:text-style-name="P8" draw:layer="layout" svg:width="24cm" svg:height="3.507cm" svg:x="2cm" svg:y="1.493cm" presentation:class="title" presentation:user-transformed="true">
          <draw:text-box>
            <text:p><text:span text:style-name="T12">$scalar</text:span></text:p>
          </draw:text-box>
        </draw:frame>
        <draw:frame presentation:style-name="pr5" draw:text-style-name="P5" draw:layer="layout" svg:width="23.5cm" svg:height="14.678cm" svg:x="2cm" svg:y="5.5cm" presentation:class="outline" presentation:user-transformed="true">
          <draw:text-box>
            <text:list text:style-name="L2">
              <text:list-item>
                <text:p text:style-name="P9"><text:span text:style-name="T5">Scalars are always denoted by a $ sign</text:span></text:p>
                <text:list>
                  <text:list-item>
                    <text:p><text:span text:style-name="T5">Think of a special S as part of the name</text:span></text:p>
                  </text:list-item>
                </text:list>
              </text:list-item>
              <text:list-item>
                <text:p><text:span text:style-name="T5">The first character of the name must be a letter</text:span></text:p>
              </text:list-item>
              <text:list-item>
                <text:p><text:span text:style-name="T5">The rest of the name can be</text:span></text:p>
                <text:list>
                  <text:list-item>
                    <text:p><text:span text:style-name="T5">Letters</text:span></text:p>
                  </text:list-item>
                  <text:list-item>
                    <text:p><text:span text:style-name="T5">Numbers</text:span></text:p>
                  </text:list-item>
                  <text:list-item>
                    <text:p><text:span text:style-name="T5">Underscore</text:span></text:p>
                  </text:list-item>
                </text:list>
                <text:p text:style-name="P10"><text:span text:style-name="T13"/></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Naming</text:span></text:p>
          </draw:text-box>
        </draw:frame>
        <draw:frame presentation:style-name="pr5" draw:text-style-name="P5" draw:layer="layout" svg:width="23.5cm" svg:height="13.097cm" svg:x="2cm" svg:y="5.5cm" presentation:class="outline" presentation:user-transformed="true">
          <draw:text-box>
            <text:list text:style-name="L2">
              <text:list-item>
                <text:p><text:span text:style-name="T5">Choose a name which represents what the variable should contain</text:span></text:p>
                <text:p text:style-name="P10"><text:span text:style-name="T5">$sequence</text:span></text:p>
                <text:p text:style-name="P10"><text:span text:style-name="T5">$amino_acid</text:span></text:p>
                <text:p text:style-name="P10"><text:span text:style-name="T5">$height</text:span></text:p>
              </text:list-item>
              <text:list-item>
                <text:p text:style-name="P9"><text:span text:style-name="T5">Not just some arbitrary names</text:span></text:p>
                <text:p text:style-name="P10"><text:span text:style-name="T5">$one</text:span></text:p>
                <text:p text:style-name="P10"><text:span text:style-name="T5">$foo</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the = operator</text:span></text:p>
                <text:p text:style-name="P9"><text:span text:style-name="T4">my $integer_scalar = 10;</text:span></text:p>
                <text:p text:style-name="P9"><text:span text:style-name="T4">my $string_scalar = 'I am a string';</text:span></text:p>
                <text:p text:style-name="P9"><text:span text:style-name="T4">say $integer_scalar;</text:span></text:p>
                <text:p text:style-name="P9"><text:span text:style-name="T4">say $string_scalar;</text:span></text:p>
                <text:p text:style-name="P9"><text:span text:style-name="T5"/></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yping</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Perl uses dynamic typing, so this is OK</text:span></text:p>
                <text:p text:style-name="P9"><text:span text:style-name="T6"/></text:p>
                <text:p text:style-name="P9"><text:span text:style-name="T4">my $integer_scalar = 'I am a string';</text:span></text:p>
                <text:p text:style-name="P9"><text:span text:style-name="T5"/></text:p>
              </text:list-item>
              <text:list-item>
                <text:p text:style-name="P9"><text:span text:style-name="T5">But DO NOT do it. Anyone looking at the code will be confuse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a scalar exactly as though the number or string were there</text:span></text:p>
                <text:p text:style-name="P9"><text:span text:style-name="T6"/></text:p>
                <text:p text:style-name="P9"><text:span text:style-name="T4">say $integer_scalar + $integer_scalar;</text:span></text:p>
                <text:p text:style-name="P9"><text:span text:style-name="T4">say $string_scalar . $integer_scalar;</text:span></text:p>
                <text:p text:style-name="P9"><text:span text:style-name="T4">say $string_scalar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3.123cm" svg:x="2cm" svg:y="5.5cm" presentation:class="outline" presentation:user-transformed="true">
          <draw:text-box>
            <text:list text:style-name="L2">
              <text:list-header>
                <text:p text:style-name="P9"><text:span text:style-name="T6"/></text:p>
                <text:p text:style-name="P9"><text:span text:style-name="T4">say $string_scalar * $integer_scalar;</text:span></text:p>
                <text:p text:style-name="P9"><text:span text:style-name="T5"/></text:p>
              </text:list-header>
              <text:list-item>
                <text:p text:style-name="P9"><text:span text:style-name="T5">This gave a warning. You probably wanted</text:span></text:p>
                <text:p text:style-name="P9"><text:span text:style-name="T6"/></text:p>
                <text:p text:style-name="P9"><text:span text:style-name="T4">say $string_scalar x $integer_scalar;</text:span></text:p>
                <text:p text:style-name="P9"><text:span text:style-name="T5"/></text:p>
              </text:list-item>
              <text:list-item>
                <text:p text:style-name="P9"><text:span text:style-name="T5">x is a 'repeat' operator</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ix fixed and variable</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We can mix fixed data and variables</text:span></text:p>
                <text:p text:style-name="P9"><text:span text:style-name="T6"/></text:p>
                <text:p text:style-name="P9"><text:span text:style-name="T4">say 'I can use a fixed string and concatenate to ' . $string_scalar;</text:span></text:p>
                <text:p text:style-name="P9"><text:span text:style-name="T4"/></text:p>
                <text:p text:style-name="P9"><text:span text:style-name="T4">say 30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interpolation</text:span></text:p>
          </draw:text-box>
        </draw:frame>
        <draw:frame presentation:style-name="pr5" draw:text-style-name="P11" draw:layer="layout" svg:width="23.5cm" svg:height="13.648cm" svg:x="2cm" svg:y="5.5cm" presentation:class="outline" presentation:user-transformed="true">
          <draw:text-box>
            <text:list text:style-name="L2">
              <text:list-header>
                <text:p text:style-name="P9"><text:span text:style-name="T4">say 'Hello, ' . $string_scalar;</text:span></text:p>
              </text:list-header>
              <text:list-item>
                <text:p text:style-name="P9"><text:span text:style-name="T5">We don't have to concatenate these together</text:span></text:p>
                <text:p text:style-name="P9"><text:span text:style-name="T4">say 'Hello, $string_scalar'; # wrong</text:span></text:p>
              </text:list-item>
              <text:list-item>
                <text:p text:style-name="P9"><text:span text:style-name="T5">Use double quotes</text:span></text:p>
                <text:p text:style-name="P9"><text:span text:style-name="T4">say "Hello, $string_scalar"; # right</text:span></text:p>
              </text:list-item>
              <text:list-item>
                <text:p text:style-name="P9"><text:span text:style-name="T5">Double quotes interpolate variables, as wel as doing the right thing with \t,\n...</text:span></text:p>
                <text:p text:style-name="P9"><text:span text:style-name="T5"/></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There is a 'magic' value </text:span><text:span text:style-name="T11">undef</text:span></text:p>
              </text:list-item>
              <text:list-item>
                <text:p text:style-name="P9"><text:span text:style-name="T14">All variables are assigned this if nothing else was assigned</text:span></text:p>
              </text:list-item>
              <text:list-item>
                <text:p text:style-name="P9"><text:span text:style-name="T14">It is boolean </text:span><text:span text:style-name="T11">false</text:span></text:p>
                <text:p text:style-name="P9"><text:span text:style-name="T4">my $undef_scalar;</text:span></text:p>
                <text:p text:style-name="P9"><text:span text:style-name="T4">say $undef_scalar</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3.385cm" svg:x="2cm" svg:y="5.5cm" presentation:class="outline" presentation:user-transformed="true">
          <draw:text-box>
            <text:list text:style-name="L2">
              <text:list-item>
                <text:p text:style-name="P9"><text:span text:style-name="T5">You can explicity assign undef</text:span></text:p>
                <text:p text:style-name="P9"><text:span text:style-name="T4">$string_scalar = undef;</text:span></text:p>
                <text:p text:style-name="P9"><text:span text:style-name="T4">say $string_scalar if $string_scalar;</text:span></text:p>
                <text:p text:style-name="P9"><text:span text:style-name="T5"/></text:p>
              </text:list-item>
              <text:list-item>
                <text:p text:style-name="P9"><text:span text:style-name="T5">Only do this if you need to clear something out (say to recapture some memory after dumping the entire Lord of the Rings, with Appendices and The Hobbit to a scalar)</text:span></text:p>
                <text:p text:style-name="P9"><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s</text:span></text:p>
          </draw:text-box>
        </draw:frame>
        <draw:frame presentation:style-name="pr5" draw:text-style-name="P11" draw:layer="layout" svg:width="23.5cm" svg:height="13.859cm" svg:x="2cm" svg:y="5.5cm" presentation:class="outline" presentation:user-transformed="true">
          <draw:text-box>
            <text:list text:style-name="L2">
              <text:list-item>
                <text:p text:style-name="P9"><text:span text:style-name="T5">Arrays are a named of group scalars</text:span></text:p>
              </text:list-item>
              <text:list-item>
                <text:p text:style-name="P9"><text:span text:style-name="T5">They are like a list</text:span></text:p>
              </text:list-item>
              <text:list-item>
                <text:p text:style-name="P9"><text:span text:style-name="T5">Read top to bottom, or jumped to by an index</text:span></text:p>
              </text:list-item>
              <text:list-item>
                <text:p text:style-name="P9"><text:span text:style-name="T5">Each position in the array is a scalar box, which is acted upon in exactly the same way as a scalar</text:span></text:p>
                <text:p text:style-name="P9"><text:span text:style-name="T6">bin/04-array.pl</text:span></text:p>
                <text:p text:style-name="P9"><text:span text:style-name="T6"/></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Arrays are named with exactly the same rules as a scalar, except</text:span></text:p>
                <text:list>
                  <text:list-item>
                    <text:p text:style-name="P9"><text:span text:style-name="T5">They begin with an @ symbol</text:span></text:p>
                  </text:list-item>
                  <text:list-item>
                    <text:p text:style-name="P9"><text:span text:style-name="T5">Usual to be a plural word</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draw:page draw:name="page4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tring_array = qw{hello i am an array of strings};</text:span></text:p>
              </text:list-header>
              <text:list-item>
                <text:p><text:span text:style-name="T5">qw{} quotes each word, and we assign the quoted list to an array</text:span></text:p>
                <text:p><text:span text:style-name="T4">my @integer_array = 1..10;</text:span></text:p>
              </text:list-item>
              <text:list-item>
                <text:p><text:span text:style-name="T5">As we saw before, 1..10 generates a sequence of integers, which we can assign to</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2" draw:layer="layout" svg:width="16.799cm" svg:height="13.114cm" svg:x="2.1cm" svg:y="14.107cm" presentation:class="notes" presentation:placeholder="true">
            <draw:text-box/>
          </draw:frame>
        </presentation:notes>
      </draw:page>
      <draw:page draw:name="page4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comma_made_array = ( 'i', 'see', 'a', 'little', 'silhoutte', 'of', 'a', 'man,' );</text:span></text:p>
              </text:list-header>
              <text:list-item>
                <text:p><text:span text:style-name="T5">Possibly the most common. Note the (), this tells perl to treat as an array of items</text:span></text:p>
                <text:p><text:span text:style-name="T4">my @x_generated_array = ( 'scaramouche,' ) x 2;</text:span></text:p>
              </text:list-item>
              <text:list-item>
                <text:p><text:span text:style-name="T5">We can use the repeat operator to repeat an item multiple times, and then assign to the array</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2" draw:layer="layout" svg:width="16.799cm" svg:height="13.114cm" svg:x="2.1cm" svg:y="14.107cm" presentation:class="notes" presentation:placeholder="true">
            <draw:text-box/>
          </draw:frame>
        </presentation:notes>
      </draw:page>
      <draw:page draw:name="page4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string_array, without any join: ' . @string_array;</text:span></text:p>
              </text:list-header>
              <text:list-item>
                <text:p><text:span text:style-name="T5">Output directly concatenates all elements together.</text:span></text:p>
                <text:p><text:span text:style-name="T4">say 'The integer_array, with a comma join: ' . join ',', @integer_array;</text:span></text:p>
              </text:list-item>
              <text:list-item>
                <text:p><text:span text:style-name="T5">We can join them with a separator</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2" draw:layer="layout" svg:width="16.799cm" svg:height="13.114cm" svg:x="2.1cm" svg:y="14.107cm" presentation:class="notes" presentation:placeholder="true">
            <draw:text-box/>
          </draw:frame>
        </presentation:notes>
      </draw:page>
      <draw:page draw:name="page4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ourth number in the integer array is ' . $integer_array[3];</text:span></text:p>
              </text:list-header>
              <text:list-item>
                <text:p><text:span text:style-name="T5">To obtain an individual element, change the @ to a $ (scalar), and then add the index with the [x] notation</text:span></text:p>
                <text:p><text:span text:style-name="T4">say 'The last word in the string array is ' . $string_array[-1];</text:span></text:p>
              </text:list-item>
              <text:list-item>
                <text:p><text:span text:style-name="T5">Negative indices count from the end</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2" draw:layer="layout" svg:width="16.799cm" svg:height="13.114cm" svg:x="2.1cm" svg:y="14.107cm" presentation:class="notes" presentation:placeholder="true">
            <draw:text-box/>
          </draw:frame>
        </presentation:notes>
      </draw:page>
      <draw:page draw:name="page4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lice = @string_array[1 .. 4];</text:span></text:p>
                <text:p><text:span text:style-name="T4">say 'An array slice of the string array, indices 1-&gt;4: ' . join ' ', @slice;</text:span></text:p>
              </text:list-header>
              <text:list-item>
                <text:p><text:span text:style-name="T5">A subset of the array (slice) can be obtained by assigning to an array, with a sequence for the index </text:span></text:p>
                <text:p><text:span text:style-name="T5"/></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2" draw:layer="layout" svg:width="16.799cm" svg:height="13.114cm" svg:x="2.1cm" svg:y="14.107cm" presentation:class="notes" presentation:placeholder="true">
            <draw:text-box/>
          </draw:frame>
        </presentation:notes>
      </draw:page>
      <draw:page draw:name="page4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3.173cm" svg:x="2cm" svg:y="5cm" presentation:class="outline" presentation:user-transformed="true">
          <draw:text-box>
            <text:list text:style-name="L2">
              <text:list-header>
                <text:p><text:span text:style-name="T4">say 'The number of elements in string_array is : ' . scalar @string_array;</text:span></text:p>
              </text:list-header>
              <text:list-item>
                <text:p><text:span text:style-name="T5">length is string length, scalar is array length</text:span></text:p>
                <text:p><text:span text:style-name="T4">say 'The length of x_generated_array is : ' . length @x_generated_array;</text:span></text:p>
              </text:list-item>
              <text:list-item>
                <text:p><text:span text:style-name="T5">The keyword scalar gives you the number of elements in the array. In some cases you can omit the word, but if you are always explicit, then you won't have a potential bugsite!</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2" draw:layer="layout" svg:width="16.799cm" svg:height="13.114cm" svg:x="2.1cm" svg:y="14.107cm" presentation:class="notes" presentation:placeholder="true">
            <draw:text-box/>
          </draw:frame>
        </presentation:notes>
      </draw:page>
      <draw:page draw:name="page4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irst word in the string array is $string_array[0]';</text:span></text:p>
                <text:p><text:span text:style-name="T4">say "The first word in the string array is $string_array[0]";</text:span></text:p>
              </text:list-header>
              <text:list-item>
                <text:p><text:span text:style-name="T5">Just as we did with a scalar, we can insert into "" the scalar of an element in the array, and it will be interpolated into the string.</text:span></text:p>
                <text:p><text:span text:style-name="T5"/></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2" draw:layer="layout" svg:width="16.799cm" svg:height="13.114cm" svg:x="2.1cm" svg:y="14.107cm" presentation:class="notes" presentation:placeholder="true">
            <draw:text-box/>
          </draw:frame>
        </presentation:notes>
      </draw:page>
      <draw:page draw:name="page5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join ' ', @comma_made_array, @x_generated_array, 'will you do the fandango?';</text:span></text:p>
              </text:list-header>
              <text:list-item>
                <text:p><text:span text:style-name="T5">Functions tend to expect arrays of arguments (we'll explain more later) but as such, we can use the comma to 'join' arrays together, so that the function treats as one array.</text:span></text:p>
                <text:p><text:span text:style-name="T5"/></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2" draw:layer="layout" svg:width="16.799cm" svg:height="13.114cm" svg:x="2.1cm" svg:y="14.107cm" presentation:class="notes" presentation:placeholder="true">
            <draw:text-box/>
          </draw:frame>
        </presentation:notes>
      </draw:page>
      <draw:page draw:name="page5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three_lines = ( ( join ' ', @comma_made_array ) , ( join ' ', @x_generated_array ), 'will you do the ballroom blitz?' );</text:span></text:p>
                <text:p><text:span text:style-name="T4">say scalar @three_lines;</text:span></text:p>
                <text:p><text:span text:style-name="T4">say join "\n", @three_lines;</text:span></text:p>
              </text:list-header>
              <text:list-item>
                <text:p><text:span text:style-name="T5">We can make new arrays from data processed</text:span></text:p>
                <text:p><text:span text:style-name="T5"/></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2" draw:layer="layout" svg:width="16.799cm" svg:height="13.114cm" svg:x="2.1cm" svg:y="14.107cm" presentation:class="notes" presentation:placeholder="true">
            <draw:text-box/>
          </draw:frame>
        </presentation:notes>
      </draw:page>
      <draw:page draw:name="page5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4.165cm" svg:x="2cm" svg:y="5cm" presentation:class="outline" presentation:user-transformed="true">
          <draw:text-box>
            <text:list text:style-name="L2">
              <text:list-header>
                <text:p><text:span text:style-name="T9">say @string_array x ( $integer_array[1] * $integer_array[2] );</text:span></text:p>
                <text:p><text:span text:style-name="T4">say join ' ', @string_array x ( $integer_array[1] * $integer_array[2] );</text:span></text:p>
                <text:p><text:span text:style-name="T4">say ( join ' ', @string_array ) x ( $integer_array[1] * $integer_array[2] );</text:span></text:p>
                <text:p><text:span text:style-name="T4">say ( ( join ' ', @string_array ) x ( $integer_array[1] * $integer_array[2] ) );</text:span></text:p>
              </text:list-header>
              <text:list-item>
                <text:p><text:span text:style-name="T15">When you want to process the data inside arrays, just retrieve it as a scalar and do the process.</text:span></text:p>
                <text:p><text:span text:style-name="T5"/></text:p>
              </text:list-item>
            </text:list>
          </draw:text-box>
        </draw:frame>
        <presentation:notes draw:style-name="dp2">
          <draw:page-thumbnail draw:style-name="gr1" draw:layer="layout" svg:width="14.848cm" svg:height="11.136cm" svg:x="3.075cm" svg:y="2.257cm" draw:page-number="52" presentation:class="page"/>
          <draw:frame presentation:style-name="pr4" draw:text-style-name="P2" draw:layer="layout" svg:width="16.799cm" svg:height="13.114cm" svg:x="2.1cm" svg:y="14.107cm" presentation:class="notes" presentation:placeholder="true">
            <draw:text-box/>
          </draw:frame>
        </presentation:notes>
      </draw:page>
      <draw:page draw:name="page5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1" draw:layer="layout" svg:width="23.5cm" svg:height="12.5cm" svg:x="2.286cm" svg:y="5.5cm" presentation:class="outline" presentation:user-transformed="true">
          <draw:text-box>
            <text:list text:style-name="L2">
              <text:list-header>
                <text:p><text:span text:style-name="T5">To iterate over an array, we can use the function foreach and act with each. Perl is basically taking each element in turn, assigning it's value to a scalar ($int/$str) and then you use this as the variable within the block of code (we'll look at code blocks later as well).</text:span></text:p>
              </text:list-header>
            </text:list>
          </draw:text-box>
        </draw:frame>
        <presentation:notes draw:style-name="dp2">
          <draw:page-thumbnail draw:style-name="gr1" draw:layer="layout" svg:width="14.848cm" svg:height="11.136cm" svg:x="3.075cm" svg:y="2.257cm" draw:page-number="53" presentation:class="page"/>
          <draw:frame presentation:style-name="pr4" draw:text-style-name="P2" draw:layer="layout" svg:width="16.799cm" svg:height="13.114cm" svg:x="2.1cm" svg:y="14.107cm" presentation:class="notes" presentation:placeholder="true">
            <draw:text-box/>
          </draw:frame>
        </presentation:notes>
      </draw:page>
      <draw:page draw:name="page5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foreach my $int ( @integer_array ) {</text:span></text:p>
                <text:p><text:span text:style-name="T4"><text:s text:c="2"/></text:span><text:span text:style-name="T4">say $string_array[$int];</text:span></text:p>
                <text:p><text:span text:style-name="T4">}</text:span></text:p>
                <text:p><text:span text:style-name="T9">foreach my $str ( @string_array ) {</text:span></text:p>
                <text:p><text:span text:style-name="T4"><text:s text:c="2"/></text:span><text:span text:style-name="T4">say $integer_array[$str];</text:span></text:p>
                <text:p><text:span text:style-name="T4">}</text:span></text:p>
              </text:list-header>
              <text:list-item>
                <text:p><text:span text:style-name="T5">Each element is assigned to a scalar, which we then use in the block of code</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2" draw:layer="layout" svg:width="16.799cm" svg:height="13.114cm" svg:x="2.1cm" svg:y="14.107cm" presentation:class="notes" presentation:placeholder="true">
            <draw:text-box/>
          </draw:frame>
        </presentation:notes>
      </draw:page>
      <draw:page draw:name="page5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Empty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assigned_into_array;</text:span></text:p>
              </text:list-header>
              <text:list-item>
                <text:p><text:span text:style-name="T5">No need to explicitly do '= ()'</text:span></text:p>
                <text:p><text:span text:style-name="T5"/></text:p>
              </text:list-item>
              <text:list-item>
                <text:p><text:span text:style-name="T5">Empty arrays are boolean false, as there are 0 elements.</text:span></text:p>
              </text:list-item>
              <text:list-item>
                <text:p><text:span text:style-name="T5">If there any elements the array is boolean true (incl. if they themselves are false)</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2" draw:layer="layout" svg:width="16.799cm" svg:height="13.114cm" svg:x="2.1cm" svg:y="14.107cm" presentation:class="notes" presentation:placeholder="true">
            <draw:text-box/>
          </draw:frame>
        </presentation:notes>
      </draw:page>
      <draw:page draw:name="page56"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assigned_into_array[2] = 10;</text:span></text:p>
              </text:list-header>
              <text:list-item>
                <text:p><text:span text:style-name="T5">We can assign directly to an index. If there is already a value at that index, you will overwrite it.</text:span></text:p>
                <text:p><text:span text:style-name="T4">say scalar @assigned_into_array;</text:span></text:p>
              </text:list-item>
              <text:list-item>
                <text:p><text:span text:style-name="T5">indices that are missing are autovivified, with </text:span><text:span text:style-name="T6">undef</text:span><text:span text:style-name="T5"> as the value</text:span></text:p>
                <text:p><text:span text:style-name="T4">say @assigned_into_array;</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2" draw:layer="layout" svg:width="16.799cm" svg:height="13.114cm" svg:x="2.1cm" svg:y="14.107cm" presentation:class="notes" presentation:placeholder="true">
            <draw:text-box/>
          </draw:frame>
        </presentation:notes>
      </draw:page>
      <draw:page draw:name="page57"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say scalar @comma_made_array;</text:span></text:p>
                <text:p><text:span text:style-name="T4">push @comma_made_array, @x_generated_array;</text:span></text:p>
                <text:p><text:span text:style-name="T4">say scalar @comma_made_array;</text:span></text:p>
                <text:p><text:span text:style-name="T4">say join ' ', @comma_made_array;</text:span></text:p>
              </text:list-header>
              <text:list-item>
                <text:p><text:span text:style-name="T5">push adds elements to the end of an array. That can be a single element, or another array.</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2" draw:layer="layout" svg:width="16.799cm" svg:height="13.114cm" svg:x="2.1cm" svg:y="14.107cm" presentation:class="notes" presentation:placeholder="true">
            <draw:text-box/>
          </draw:frame>
        </presentation:notes>
      </draw:page>
      <draw:page draw:name="page58"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last_element = pop @comma_made_array; </text:span></text:p>
                <text:p><text:span text:style-name="T4">say scalar @comma_made_array;</text:span></text:p>
                <text:p><text:span text:style-name="T4">say join ' ', @comma_made_array;</text:span></text:p>
              </text:list-header>
              <text:list-item>
                <text:p><text:span text:style-name="T5">pop removes the last element of the array. Note it completely removes it, including the 'box' that it was in, so that the number of elements is also changed.</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2" draw:layer="layout" svg:width="16.799cm" svg:height="13.114cm" svg:x="2.1cm" svg:y="14.107cm" presentation:class="notes" presentation:placeholder="true">
            <draw:text-box/>
          </draw:frame>
        </presentation:notes>
      </draw:page>
      <draw:page draw:name="page59"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first_element = shift @comma_made_array;</text:span></text:p>
                <text:p><text:span text:style-name="T4">say scalar @comma_made_array;</text:span></text:p>
                <text:p><text:span text:style-name="T4">say join ' ', @comma_made_array;</text:span></text:p>
              </text:list-header>
              <text:list-item>
                <text:p><text:span text:style-name="T5">shift removes the first element of the array. Again, completely, so it will alter the length of the array, and also the other index positions</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2" draw:layer="layout" svg:width="16.799cm" svg:height="13.114cm" svg:x="2.1cm" svg:y="14.107cm" presentation:class="notes" presentation:placeholder="true">
            <draw:text-box/>
          </draw:frame>
        </presentation:notes>
      </draw:page>
      <draw:page draw:name="page60"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unshift @comma_made_array, $last_element;</text:span></text:p>
                <text:p><text:span text:style-name="T4">say scalar @comma_made_array;</text:span></text:p>
                <text:p><text:span text:style-name="T4">say join ' ', @comma_made_array;</text:span></text:p>
              </text:list-header>
              <text:list-item>
                <text:p><text:span text:style-name="T5">unshift puts elements onto the start of the array. It can be a single element or and array, and they will remain in that order.</text:span></text:p>
              </text:list-item>
              <text:list-item>
                <text:p><text:span text:style-name="T5">The indices of other elements will change</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2" draw:layer="layout" svg:width="16.799cm" svg:height="13.114cm" svg:x="2.1cm" svg:y="14.107cm" presentation:class="notes" presentation:placeholder="true">
            <draw:text-box/>
          </draw:frame>
        </presentation:notes>
      </draw:page>
      <draw:page draw:name="page61"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splice @comma_made_array, 3, 0, @x_generated_array;</text:span></text:p>
                <text:p><text:span text:style-name="T4">say scalar @comma_made_array;</text:span></text:p>
                <text:p><text:span text:style-name="T4">say join ' ', @comma_made_array;</text:span></text:p>
              </text:list-header>
              <text:list-item>
                <text:p><text:span text:style-name="T5">splice allows you to muck around with the internals of the array. This example adds one array into another, starting at index 3</text:span></text:p>
              </text:list-item>
              <text:list-item>
                <text:p><text:span text:style-name="T5">There are more examples in bin/04-array.pl</text:span></text:p>
              </text:list-item>
            </text:list>
          </draw:text-box>
        </draw:frame>
        <presentation:notes draw:style-name="dp2">
          <draw:page-thumbnail draw:style-name="gr1" draw:layer="layout" svg:width="14.848cm" svg:height="11.136cm" svg:x="3.075cm" svg:y="2.257cm" draw:page-number="61" presentation:class="page"/>
          <draw:frame presentation:style-name="pr4" draw:text-style-name="P2" draw:layer="layout" svg:width="16.799cm" svg:height="13.114cm" svg:x="2.1cm" svg:y="14.107cm" presentation:class="notes" presentation:placeholder="true">
            <draw:text-box/>
          </draw:frame>
        </presentation:notes>
      </draw:page>
      <draw:page draw:name="page6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Unfortunately, a problem occurs with arrays which make it difficult to store lots of data. You need to remember the order the data is in</text:span></text:p>
                <text:p><text:span text:style-name="T4">my @personal_info = ( qw{Andy Brown 180 brown blue} );</text:span></text:p>
              </text:list-item>
              <text:list-item>
                <text:p><text:span text:style-name="T5">I could have dyed my hair blue</text:span></text:p>
              </text:list-item>
              <text:list-item>
                <text:p><text:span text:style-name="T5">Depending on the country, Andy could be my family name</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2" draw:layer="layout" svg:width="16.799cm" svg:height="13.114cm" svg:x="2.1cm" svg:y="14.107cm" presentation:class="notes" presentation:placeholder="true">
            <draw:text-box/>
          </draw:frame>
        </presentation:notes>
      </draw:page>
      <draw:page draw:name="page63"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6">Hashes</text:span></text:p>
          </draw:text-box>
        </draw:frame>
        <draw:frame presentation:style-name="pr5" draw:text-style-name="P12" draw:layer="layout" svg:width="23.5cm" svg:height="12.633cm" svg:x="2.5cm" svg:y="5.5cm" presentation:class="outline" presentation:user-transformed="true">
          <draw:text-box>
            <text:list text:style-name="L2">
              <text:list-item>
                <text:p><text:span text:style-name="T5">Fortunately, we have a solution – associative arrays, or hashes.</text:span></text:p>
                <text:p><text:span text:style-name="T17">my %personal_info = (</text:span></text:p>
                <text:p><text:span text:style-name="T17"><text:s text:c="2"/></text:span><text:span text:style-name="T17">forename =&gt; 'Andy',</text:span></text:p>
                <text:p><text:span text:style-name="T17"><text:s text:c="2"/></text:span><text:span text:style-name="T17">surname <text:s/>=&gt; 'Brown',</text:span></text:p>
                <text:p><text:span text:style-name="T17"><text:s text:c="2"/></text:span><text:span text:style-name="T17">height <text:s text:c="2"/>=&gt; '180',</text:span></text:p>
                <text:p><text:span text:style-name="T17"><text:s text:c="2"/></text:span><text:span text:style-name="T17">hair <text:s text:c="4"/>=&gt; 'brown',</text:span></text:p>
                <text:p><text:span text:style-name="T17"><text:s text:c="2"/></text:span><text:span text:style-name="T17">eyes <text:s text:c="4"/>=&gt; 'blue',</text:span></text:p>
                <text:p><text:span text:style-name="T17">);</text:span></text:p>
              </text:list-item>
            </text:list>
          </draw:text-box>
        </draw:frame>
        <presentation:notes draw:style-name="dp2">
          <draw:page-thumbnail draw:style-name="gr1" draw:layer="layout" svg:width="14.848cm" svg:height="11.136cm" svg:x="3.075cm" svg:y="2.257cm" draw:page-number="63" presentation:class="page"/>
          <draw:frame presentation:style-name="pr4" draw:text-style-name="P2" draw:layer="layout" svg:width="16.799cm" svg:height="13.114cm" svg:x="2.1cm" svg:y="14.107cm" presentation:class="notes" presentation:placeholder="true">
            <draw:text-box/>
          </draw:frame>
        </presentation:notes>
      </draw:page>
      <draw:page draw:name="page64"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6">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We can then access the data with the name of the data (key)</text:span></text:p>
                <text:p><text:span text:style-name="T4">say $personal_info{forename};</text:span></text:p>
                <text:p><text:span text:style-name="T6"/></text:p>
              </text:list-item>
              <text:list-item>
                <text:p><text:span text:style-name="T6">bin/05-hash.pl</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2" draw:layer="layout" svg:width="16.799cm" svg:height="13.114cm" svg:x="2.1cm" svg:y="14.107cm" presentation:class="notes" presentation:placeholder="true">
            <draw:text-box/>
          </draw:frame>
        </presentation:notes>
      </draw:page>
      <draw:page draw:name="page6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 Hash</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Hashes are named with exactly the same rules as scalars, except</text:span></text:p>
                <text:list>
                  <text:list-item>
                    <text:p text:style-name="P9"><text:span text:style-name="T5">They begin with an % symbol</text:span></text:p>
                  </text:list-item>
                  <text:list-item>
                    <text:p text:style-name="P9"><text:span text:style-name="T5">Plurality tends to depend on the information</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2" draw:layer="layout" svg:width="16.799cm" svg:height="13.114cm" svg:x="2.1cm" svg:y="14.107cm" presentation:class="notes" presentation:placeholder="true">
            <draw:text-box/>
          </draw:frame>
        </presentation:notes>
      </draw:page>
      <draw:page draw:name="page6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You can create in two ways, 1 clearer than the other</text:span></text:p>
              </text:list-item>
              <text:list-item>
                <text:p text:style-name="P9"><text:span text:style-name="T5">Unclear:</text:span></text:p>
                <text:p text:style-name="P9"><text:span text:style-name="T4">my %string_key_and_value_hash = qw{key1 val1 key2 val2 key3 val3};</text:span></text:p>
              </text:list-item>
              <text:list-item>
                <text:p text:style-name="P9"><text:span text:style-name="T5">It is constructed in a similar way to an array, so could be confusing</text:span></text:p>
                <text:p text:style-name="P9"><text:span text:style-name="T4"># my %string_key_and_value_hash = ('key1', 'val1', 'key2', 'val2', 'key3', 'val3');</text:span></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2" draw:layer="layout" svg:width="16.799cm" svg:height="13.114cm" svg:x="2.1cm" svg:y="14.107cm" presentation:class="notes" presentation:placeholder="true">
            <draw:text-box/>
          </draw:frame>
        </presentation:notes>
      </draw:page>
      <draw:page draw:name="page6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3.937cm" svg:x="2cm" svg:y="5.5cm" presentation:class="outline" presentation:user-transformed="true">
          <draw:text-box>
            <text:list text:style-name="L2">
              <text:list-item>
                <text:p text:style-name="P9"><text:span text:style-name="T5">Clearer:</text:span></text:p>
                <text:p text:style-name="P9"><text:span text:style-name="T4">my %string_key_any_value_hash = (</text:span></text:p>
                <text:p text:style-name="P9"><text:span text:style-name="T4"><text:s text:c="2"/></text:span><text:span text:style-name="T4">key1 =&gt; 'val1',</text:span></text:p>
                <text:p text:style-name="P9"><text:span text:style-name="T4"><text:s text:c="2"/></text:span><text:span text:style-name="T4">key2 =&gt; 'valB',</text:span></text:p>
                <text:p text:style-name="P9"><text:span text:style-name="T4"><text:s text:c="2"/></text:span><text:span text:style-name="T4">key3 =&gt; '3',</text:span></text:p>
                <text:p text:style-name="P9"><text:span text:style-name="T4"><text:s text:c="2"/></text:span><text:span text:style-name="T4">key4 =&gt; undef,</text:span></text:p>
                <text:p text:style-name="P9"><text:span text:style-name="T4">);</text:span></text:p>
              </text:list-item>
              <text:list-item>
                <text:p text:style-name="P9"><text:span text:style-name="T5">=&gt; acts like a comma (the fat comma)</text:span></text:p>
              </text:list-item>
              <text:list-item>
                <text:p text:style-name="P9"><text:span text:style-name="T5">Always use this form!</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2" draw:layer="layout" svg:width="16.799cm" svg:height="13.114cm" svg:x="2.1cm" svg:y="14.107cm" presentation:class="notes" presentation:placeholder="true">
            <draw:text-box/>
          </draw:frame>
        </presentation:notes>
      </draw:page>
      <draw:page draw:name="page6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utputting data</text:span></text:p>
          </draw:text-box>
        </draw:frame>
        <draw:frame presentation:style-name="pr5" draw:text-style-name="P11" draw:layer="layout" svg:width="23.5cm" svg:height="13.531cm" svg:x="2cm" svg:y="5.5cm" presentation:class="outline" presentation:user-transformed="true">
          <draw:text-box>
            <text:list text:style-name="L2">
              <text:list-header>
                <text:p text:style-name="P9"><text:span text:style-name="T17">say %string_key_any_value_hash;</text:span></text:p>
              </text:list-header>
              <text:list-item>
                <text:p text:style-name="P9"><text:span text:style-name="T5">The output of this is in a random order, which is due to the internal way perl stores the data</text:span></text:p>
                <text:p text:style-name="P9"><text:span text:style-name="T17">foreach my $key ( sort keys %string_key_any_value_hash ) {</text:span></text:p>
                <text:p text:style-name="P9"><text:span text:style-name="T17"><text:s text:c="2"/></text:span><text:span text:style-name="T17">say $key . q{ : } . $string_key_any_value_hash{$key};</text:span></text:p>
                <text:p text:style-name="P9"><text:span text:style-name="T17">}</text:span></text:p>
              </text:list-item>
              <text:list-item>
                <text:p text:style-name="P9"><text:span text:style-name="T5">keys %x gives an array of the keys only, which we sort and then use in foreach</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2" draw:layer="layout" svg:width="16.799cm" svg:height="13.114cm" svg:x="2.1cm" svg:y="14.107cm" presentation:class="notes" presentation:placeholder="true">
            <draw:text-box/>
          </draw:frame>
        </presentation:notes>
      </draw:page>
      <draw:page draw:name="page6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17">say 'The first value in the string_key_and_value_hash is $string_key_and_value_hash{key1}';</text:span></text:p>
                <text:p text:style-name="P9"><text:span text:style-name="T17">say "The first value in the string_key_and_value_hash is $string_key_and_value_hash{key1}"; # again, double quotes interpolate the variable</text:span></text:p>
              </text:list-header>
              <text:list-item>
                <text:p text:style-name="P9"><text:span text:style-name="T5">As before, we can interpolate the values from a hash using double quotes directly into a string</text:span></text:p>
              </text:list-item>
            </text:list>
          </draw:text-box>
        </draw:frame>
        <presentation:notes draw:style-name="dp2">
          <draw:page-thumbnail draw:style-name="gr1" draw:layer="layout" svg:width="14.848cm" svg:height="11.136cm" svg:x="3.075cm" svg:y="2.257cm" draw:page-number="69" presentation:class="page"/>
          <draw:frame presentation:style-name="pr4" draw:text-style-name="P2" draw:layer="layout" svg:width="16.799cm" svg:height="13.114cm" svg:x="2.1cm" svg:y="14.107cm" presentation:class="notes" presentation:placeholder="true">
            <draw:text-box/>
          </draw:frame>
        </presentation:notes>
      </draw:page>
      <draw:page draw:name="page7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Keys can be Numerical</text:span></text:p>
          </draw:text-box>
        </draw:frame>
        <draw:frame presentation:style-name="pr5" draw:text-style-name="P11" draw:layer="layout" svg:width="23.5cm" svg:height="12.504cm" svg:x="2cm" svg:y="5.5cm" presentation:class="outline" presentation:user-transformed="true">
          <draw:text-box>
            <text:list text:style-name="L2">
              <text:list-header>
                <text:p text:style-name="P9"><text:span text:style-name="T17">my %keys_are_numbers = (</text:span></text:p>
                <text:p text:style-name="P9"><text:span text:style-name="T17"><text:s text:c="2"/></text:span><text:span text:style-name="T17">1 =&gt; 'one', 2 =&gt; 'two', 3 =&gt; 'three', </text:span></text:p>
                <text:p text:style-name="P9"><text:span text:style-name="T17">);</text:span></text:p>
                <text:p text:style-name="P9"><text:span text:style-name="T17">say $keys_are_numbers{2};</text:span></text:p>
              </text:list-header>
              <text:list-item>
                <text:p text:style-name="P9"><text:span text:style-name="T5">There are no real benefits to this, as arrays are faster, except possibly</text:span></text:p>
                <text:list>
                  <text:list-item>
                    <text:p text:style-name="P9"><text:span text:style-name="T5">You don't have to start at 0</text:span></text:p>
                  </text:list-item>
                  <text:list-item>
                    <text:p text:style-name="P9"><text:span text:style-name="T5">You won't autovivify the missing indices if you want to assign to a later number</text:span></text:p>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4" draw:text-style-name="P2" draw:layer="layout" svg:width="16.799cm" svg:height="13.114cm" svg:x="2.1cm" svg:y="14.107cm" presentation:class="notes" presentation:placeholder="true">
            <draw:text-box/>
          </draw:frame>
        </presentation:notes>
      </draw:page>
      <draw:page draw:name="page7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he Story so far...</text:span></text:p>
          </draw:text-box>
        </draw:frame>
        <draw:frame presentation:style-name="pr5" draw:text-style-name="P11" draw:layer="layout" svg:width="23.5cm" svg:height="13.359cm" svg:x="2cm" svg:y="5.5cm" presentation:class="outline" presentation:user-transformed="true">
          <draw:text-box>
            <text:list text:style-name="L2">
              <text:list-item>
                <text:p text:style-name="P9"><text:span text:style-name="T10">Strings and Numbers can be processed, by various functions and operations</text:span></text:p>
              </text:list-item>
              <text:list-item>
                <text:p text:style-name="P9"><text:span text:style-name="T10">Scalars are the basic 'storage' unit in a perl program, and contain 1 string or number</text:span></text:p>
              </text:list-item>
              <text:list-item>
                <text:p text:style-name="P9"><text:span text:style-name="T10">Arrays are lists of elements (scalars) that are ordered by index</text:span></text:p>
              </text:list-item>
              <text:list-item>
                <text:p text:style-name="P9"><text:span text:style-name="T10">Hashes (associative arrays) contain scalars which are named and accessed with a key</text:span></text:p>
              </text:list-item>
              <text:list-item>
                <text:p text:style-name="P9"><text:span text:style-name="T10">Before we move on, any questions?</text:span></text:p>
              </text:list-item>
            </text:list>
          </draw:text-box>
        </draw:frame>
        <presentation:notes draw:style-name="dp2">
          <draw:page-thumbnail draw:style-name="gr1" draw:layer="layout" svg:width="14.848cm" svg:height="11.136cm" svg:x="3.075cm" svg:y="2.257cm" draw:page-number="71" presentation:class="page"/>
          <draw:frame presentation:style-name="pr4" draw:text-style-name="P2" draw:layer="layout" svg:width="16.799cm" svg:height="13.114cm" svg:x="2.1cm" svg:y="14.107cm" presentation:class="notes" presentation:placeholder="true">
            <draw:text-box/>
          </draw:frame>
        </presentation:notes>
      </draw:page>
      <draw:page draw:name="page7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ata Structures</text:span></text:p>
          </draw:text-box>
        </draw:frame>
        <draw:frame presentation:style-name="pr5" draw:text-style-name="P11" draw:layer="layout" svg:width="23.5cm" svg:height="14.859cm" svg:x="2cm" svg:y="5.5cm" presentation:class="outline" presentation:user-transformed="true">
          <draw:text-box>
            <text:list text:style-name="L2">
              <text:list-item>
                <text:p text:style-name="P9"><text:span text:style-name="T10">What about when we have a table:</text:span></text:p>
                <text:p text:style-name="P9"><text:span text:style-name="T10"/></text:p>
                <text:p text:style-name="P9"><text:span text:style-name="T10"/></text:p>
                <text:p text:style-name="P9"><text:span text:style-name="T10"/></text:p>
                <text:p text:style-name="P9"><text:span text:style-name="T10"/></text:p>
                <text:p text:style-name="P9"><text:span text:style-name="T10"/></text:p>
              </text:list-item>
              <text:list-item>
                <text:p text:style-name="P9"><text:span text:style-name="T10">You are limited to AN array or hash per row with what we currently know</text:span></text:p>
                <text:p text:style-name="P9"><text:span text:style-name="T10"/></text:p>
              </text:list-item>
            </text:list>
          </draw:text-box>
        </draw:frame>
        <draw:frame draw:style-name="standard" draw:layer="layout" svg:width="20.824cm" svg:height="8.315cm" svg:x="3.175cm" svg:y="7.18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2">
              <table:table-cell table:style-name="ce1">
                <text:p text:style-name="P10"><text:span text:style-name="T18">Name</text:span></text:p>
              </table:table-cell>
              <table:table-cell>
                <text:p text:style-name="P10"><text:span text:style-name="T18">Age</text:span></text:p>
              </table:table-cell>
              <table:table-cell>
                <text:p text:style-name="P10"><text:span text:style-name="T18">Height</text:span></text:p>
              </table:table-cell>
              <table:table-cell>
                <text:p text:style-name="P10"><text:span text:style-name="T18">Hair</text:span></text:p>
              </table:table-cell>
              <table:table-cell>
                <text:p text:style-name="P10"><text:span text:style-name="T18">Eyes</text:span></text:p>
              </table:table-cell>
            </table:table-row>
            <table:table-row table:style-name="ro1" table:default-cell-style-name="ce2">
              <table:table-cell>
                <text:p text:style-name="P10"><text:span text:style-name="T18">Andy</text:span></text:p>
              </table:table-cell>
              <table:table-cell>
                <text:p text:style-name="P10"><text:span text:style-name="T18">36</text:span></text:p>
              </table:table-cell>
              <table:table-cell>
                <text:p text:style-name="P10"><text:span text:style-name="T18">175</text:span></text:p>
              </table:table-cell>
              <table:table-cell>
                <text:p text:style-name="P10"><text:span text:style-name="T18">Brown</text:span></text:p>
              </table:table-cell>
              <table:table-cell>
                <text:p text:style-name="P10"><text:span text:style-name="T18">Blue</text:span></text:p>
              </table:table-cell>
            </table:table-row>
            <table:table-row table:style-name="ro1" table:default-cell-style-name="ce2">
              <table:table-cell>
                <text:p text:style-name="P10"><text:span text:style-name="T18">James</text:span></text:p>
              </table:table-cell>
              <table:table-cell>
                <text:p text:style-name="P10"><text:span text:style-name="T18">42</text:span></text:p>
              </table:table-cell>
              <table:table-cell>
                <text:p text:style-name="P10"><text:span text:style-name="T18">180</text:span></text:p>
              </table:table-cell>
              <table:table-cell>
                <text:p text:style-name="P10"><text:span text:style-name="T18">Black</text:span></text:p>
              </table:table-cell>
              <table:table-cell>
                <text:p text:style-name="P10"><text:span text:style-name="T18">Brown</text:span></text:p>
              </table:table-cell>
            </table:table-row>
            <table:table-row table:style-name="ro1" table:default-cell-style-name="ce2">
              <table:table-cell>
                <text:p text:style-name="P10"><text:span text:style-name="T18">Cameron</text:span></text:p>
              </table:table-cell>
              <table:table-cell>
                <text:p text:style-name="P10"><text:span text:style-name="T18">5</text:span></text:p>
              </table:table-cell>
              <table:table-cell>
                <text:p text:style-name="P10"><text:span text:style-name="T18">120</text:span></text:p>
              </table:table-cell>
              <table:table-cell>
                <text:p text:style-name="P10"><text:span text:style-name="T18">Blonde</text:span></text:p>
              </table:table-cell>
              <table:table-cell>
                <text:p text:style-name="P10"><text:span text:style-name="T18">Blu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2" presentation:class="page"/>
          <draw:frame presentation:style-name="pr4" draw:text-style-name="P2" draw:layer="layout" svg:width="16.799cm" svg:height="13.114cm" svg:x="2.1cm" svg:y="14.107cm" presentation:class="notes" presentation:placeholder="true">
            <draw:text-box/>
          </draw:frame>
        </presentation:notes>
      </draw:page>
      <draw:page draw:name="page7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However, we can use references to help with this problem</text:span></text:p>
                <text:p text:style-name="P9"><text:span text:style-name="T10"/></text:p>
              </text:list-item>
              <text:list-item>
                <text:p text:style-name="P9"><text:span text:style-name="T10">A reference is a pointer to the memory location of the data</text:span></text:p>
                <text:p text:style-name="P9"><text:span text:style-name="T10"/></text:p>
              </text:list-item>
              <text:list-item>
                <text:p text:style-name="P9"><text:span text:style-name="T10">It is stored in a scalar, and we access by dereferencing</text:span></text:p>
              </text:list-item>
            </text:list>
          </draw:text-box>
        </draw:frame>
        <presentation:notes draw:style-name="dp2">
          <draw:page-thumbnail draw:style-name="gr1" draw:layer="layout" svg:width="14.848cm" svg:height="11.136cm" svg:x="3.075cm" svg:y="2.257cm" draw:page-number="73" presentation:class="page"/>
          <draw:frame presentation:style-name="pr4" draw:text-style-name="P2" draw:layer="layout" svg:width="16.799cm" svg:height="13.114cm" svg:x="2.1cm" svg:y="14.107cm" presentation:class="notes" presentation:placeholder="true">
            <draw:text-box/>
          </draw:frame>
        </presentation:notes>
      </draw:page>
      <draw:page draw:name="page7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4.816cm" svg:x="2cm" svg:y="4.5cm" presentation:class="outline" presentation:user-transformed="true">
          <draw:text-box>
            <text:list text:style-name="L2">
              <text:list-item>
                <text:p text:style-name="P9"><text:span text:style-name="T10">bin/06-references.pl</text:span></text:p>
                <text:p text:style-name="P9"><text:span text:style-name="T7">my $original_scalar = 'original';</text:span></text:p>
                <text:p text:style-name="P9"><text:span text:style-name="T7">my $copy_of_original_scalar = $original_scalar;</text:span></text:p>
                <text:p text:style-name="P9"><text:span text:style-name="T7">say $original_scalar . q{ } . \$original_scalar;</text:span></text:p>
                <text:p text:style-name="P9"><text:span text:style-name="T7">say $copy_of_original_scalar . q{ } . <text:s text:c="24"/>\$copy_of_original_scalar;</text:span></text:p>
              </text:list-item>
              <text:list-item>
                <text:p text:style-name="P9"><text:span text:style-name="T10">Both of these pieces of information use different memory locations, even though one is a copy.</text:span></text:p>
              </text:list-item>
              <text:list-item>
                <text:p text:style-name="P9"><text:span text:style-name="T10">\ tells perl to give us the memory reference</text:span></text:p>
              </text:list-item>
            </text:list>
          </draw:text-box>
        </draw:frame>
        <presentation:notes draw:style-name="dp2">
          <draw:page-thumbnail draw:style-name="gr1" draw:layer="layout" svg:width="14.848cm" svg:height="11.136cm" svg:x="3.075cm" svg:y="2.257cm" draw:page-number="74" presentation:class="page"/>
          <draw:frame presentation:style-name="pr4" draw:text-style-name="P2" draw:layer="layout" svg:width="16.799cm" svg:height="13.114cm" svg:x="2.1cm" svg:y="14.107cm" presentation:class="notes" presentation:placeholder="true">
            <draw:text-box/>
          </draw:frame>
        </presentation:notes>
      </draw:page>
      <draw:page draw:name="page7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6.5cm" presentation:class="outline" presentation:user-transformed="true">
          <draw:text-box>
            <text:list text:style-name="L2">
              <text:list-header>
                <text:p text:style-name="P9"><text:span text:style-name="T7">$copy_of_original_scalar = 'new';</text:span></text:p>
                <text:p text:style-name="P9"><text:span text:style-name="T7">say $copy_of_original_scalar . q{ } . \$copy_of_original_scalar;</text:span></text:p>
                <text:p text:style-name="P9"><text:span text:style-name="T10"/></text:p>
              </text:list-header>
              <text:list-item>
                <text:p text:style-name="P9"><text:span text:style-name="T10">What you see here is that we have overwritten the value in the copy, but the memory location is the same</text:span></text:p>
              </text:list-item>
            </text:list>
          </draw:text-box>
        </draw:frame>
        <presentation:notes draw:style-name="dp2">
          <draw:page-thumbnail draw:style-name="gr1" draw:layer="layout" svg:width="14.848cm" svg:height="11.136cm" svg:x="3.075cm" svg:y="2.257cm" draw:page-number="75" presentation:class="page"/>
          <draw:frame presentation:style-name="pr4" draw:text-style-name="P2" draw:layer="layout" svg:width="16.799cm" svg:height="13.114cm" svg:x="2.1cm" svg:y="14.107cm" presentation:class="notes" presentation:placeholder="true">
            <draw:text-box/>
          </draw:frame>
        </presentation:notes>
      </draw:page>
      <draw:page draw:name="page7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reference_to_original_scalar = \$original_scalar;</text:span></text:p>
                <text:p text:style-name="P9"><text:span text:style-name="T7">say $reference_to_original_scalar . q{ } . \$original_scalar;</text:span></text:p>
                <text:p text:style-name="P9"><text:span text:style-name="T7"/></text:p>
              </text:list-header>
              <text:list-item>
                <text:p text:style-name="P9"><text:span text:style-name="T10">We can assign the reference to another variable</text:span></text:p>
              </text:list-item>
            </text:list>
          </draw:text-box>
        </draw:frame>
        <presentation:notes draw:style-name="dp2">
          <draw:page-thumbnail draw:style-name="gr1" draw:layer="layout" svg:width="14.848cm" svg:height="11.136cm" svg:x="3.075cm" svg:y="2.257cm" draw:page-number="76" presentation:class="page"/>
          <draw:frame presentation:style-name="pr4" draw:text-style-name="P2" draw:layer="layout" svg:width="16.799cm" svg:height="13.114cm" svg:x="2.1cm" svg:y="14.107cm" presentation:class="notes" presentation:placeholder="true">
            <draw:text-box/>
          </draw:frame>
        </presentation:notes>
      </draw:page>
      <draw:page draw:name="page7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9">To get it back:</text:span><text:span text:style-name="T20"> </text:span></text:p>
                <text:p text:style-name="P9"><text:span text:style-name="T7">say ${ $reference_to_original_scalar };</text:span></text:p>
                <text:p text:style-name="P9"><text:span text:style-name="T7"/></text:p>
              </text:list-item>
              <text:list-item>
                <text:p text:style-name="P9"><text:span text:style-name="T10">By putting it into ${ } we tell perl to dereference the reference to a scalar</text:span></text:p>
              </text:list-item>
            </text:list>
          </draw:text-box>
        </draw:frame>
        <presentation:notes draw:style-name="dp2">
          <draw:page-thumbnail draw:style-name="gr1" draw:layer="layout" svg:width="14.848cm" svg:height="11.136cm" svg:x="3.075cm" svg:y="2.257cm" draw:page-number="77" presentation:class="page"/>
          <draw:frame presentation:style-name="pr4" draw:text-style-name="P2" draw:layer="layout" svg:width="16.799cm" svg:height="13.114cm" svg:x="2.1cm" svg:y="14.107cm" presentation:class="notes" presentation:placeholder="true">
            <draw:text-box/>
          </draw:frame>
        </presentation:notes>
      </draw:page>
      <draw:page draw:name="page7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Now a bit of Magic:</text:span></text:p>
                <text:p text:style-name="P9"><text:span text:style-name="T7">$original_scalar = 'another string';</text:span></text:p>
                <text:p text:style-name="P9"><text:span text:style-name="T7"/></text:p>
              </text:list-item>
              <text:list-item>
                <text:p text:style-name="P9"><text:span text:style-name="T10">What do you expect to see if we get the dereferenced value? </text:span></text:p>
                <text:p text:style-name="P9"><text:span text:style-name="T7">say $original_scalar . q{ } . ${ $reference_to_original_scalar };</text:span></text:p>
              </text:list-item>
            </text:list>
          </draw:text-box>
        </draw:frame>
        <presentation:notes draw:style-name="dp2">
          <draw:page-thumbnail draw:style-name="gr1" draw:layer="layout" svg:width="14.848cm" svg:height="11.136cm" svg:x="3.075cm" svg:y="2.257cm" draw:page-number="78" presentation:class="page"/>
          <draw:frame presentation:style-name="pr4" draw:text-style-name="P2" draw:layer="layout" svg:width="16.799cm" svg:height="13.114cm" svg:x="2.1cm" svg:y="14.107cm" presentation:class="notes" presentation:placeholder="true">
            <draw:text-box/>
          </draw:frame>
        </presentation:notes>
      </draw:page>
      <draw:page draw:name="page7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And what about changing the value of the dereferenced reference?</text:span></text:p>
                <text:p text:style-name="P9"><text:span text:style-name="T7">${ $reference_to_original_scalar } = 'original again';</text:span></text:p>
                <text:p text:style-name="P9"><text:span text:style-name="T7">say $original_scalar . q{ } . ${ $reference_to_original_scalar }</text:span></text:p>
              </text:list-item>
            </text:list>
          </draw:text-box>
        </draw:frame>
        <presentation:notes draw:style-name="dp2">
          <draw:page-thumbnail draw:style-name="gr1" draw:layer="layout" svg:width="14.848cm" svg:height="11.136cm" svg:x="3.075cm" svg:y="2.257cm" draw:page-number="79" presentation:class="page"/>
          <draw:frame presentation:style-name="pr4" draw:text-style-name="P2" draw:layer="layout" svg:width="16.799cm" svg:height="13.114cm" svg:x="2.1cm" svg:y="14.107cm" presentation:class="notes" presentation:placeholder="true">
            <draw:text-box/>
          </draw:frame>
        </presentation:notes>
      </draw:page>
      <draw:page draw:name="page8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Why faff with references to scalars?</text:span></text:p>
                <text:list>
                  <text:list-item>
                    <text:p text:style-name="P9"><text:span text:style-name="T10">Can reduce memory (do you want two copies of War and Peace?)</text:span></text:p>
                  </text:list-item>
                </text:list>
                <text:p text:style-name="P9"><text:span text:style-name="T19"/></text:p>
              </text:list-item>
              <text:list-item>
                <text:p text:style-name="P9"><text:span text:style-name="T19">What we see is the principal. We can take references to any data structure.</text:span></text:p>
              </text:list-item>
            </text:list>
          </draw:text-box>
        </draw:frame>
        <presentation:notes draw:style-name="dp2">
          <draw:page-thumbnail draw:style-name="gr1" draw:layer="layout" svg:width="14.848cm" svg:height="11.136cm" svg:x="3.075cm" svg:y="2.257cm" draw:page-number="80" presentation:class="page"/>
          <draw:frame presentation:style-name="pr4" draw:text-style-name="P2" draw:layer="layout" svg:width="16.799cm" svg:height="13.114cm" svg:x="2.1cm" svg:y="14.107cm" presentation:class="notes" presentation:placeholder="true">
            <draw:text-box/>
          </draw:frame>
        </presentation:notes>
      </draw:page>
      <draw:page draw:name="page8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original_array = 1..200;</text:span></text:p>
                <text:p text:style-name="P9"><text:span text:style-name="T7">my @copy_of_original_array = @original_array;</text:span></text:p>
                <text:p text:style-name="P9"><text:span text:style-name="T7">say \@original_array;</text:span></text:p>
                <text:p text:style-name="P9"><text:span text:style-name="T7">say \@copy_of_original_array;</text:span></text:p>
                <text:p text:style-name="P9"><text:span text:style-name="T10"/></text:p>
              </text:list-header>
              <text:list-item>
                <text:p text:style-name="P9"><text:span text:style-name="T19">Here we are, doing the copy of an array again, and seeing the memory locations of the two copies</text:span></text:p>
              </text:list-item>
            </text:list>
          </draw:text-box>
        </draw:frame>
        <presentation:notes draw:style-name="dp2">
          <draw:page-thumbnail draw:style-name="gr1" draw:layer="layout" svg:width="14.848cm" svg:height="11.136cm" svg:x="3.075cm" svg:y="2.257cm" draw:page-number="81" presentation:class="page"/>
          <draw:frame presentation:style-name="pr4" draw:text-style-name="P2" draw:layer="layout" svg:width="16.799cm" svg:height="13.114cm" svg:x="2.1cm" svg:y="14.107cm" presentation:class="notes" presentation:placeholder="true">
            <draw:text-box/>
          </draw:frame>
        </presentation:notes>
      </draw:page>
      <draw:page draw:name="page8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38cm" svg:x="2cm" svg:y="5.5cm" presentation:class="outline" presentation:user-transformed="true">
          <draw:text-box>
            <text:list text:style-name="L2">
              <text:list-item>
                <text:p text:style-name="P9"><text:span text:style-name="T10">Lets take a reference of the original array</text:span></text:p>
                <text:p text:style-name="P9"><text:span text:style-name="T7">my $array_ref = \@original_array;</text:span></text:p>
              </text:list-item>
              <text:list-item>
                <text:p text:style-name="P9"><text:span text:style-name="T10">Note: We are storing the reference in a scalar, not an array!</text:span></text:p>
                <text:p text:style-name="P9"><text:span text:style-name="T7">say $array_ref . q{ } . \@original_array;</text:span></text:p>
              </text:list-item>
              <text:list-item>
                <text:p text:style-name="P9"><text:span text:style-name="T10">Same reference to place in memory</text:span></text:p>
              </text:list-item>
              <text:list-item>
                <text:p text:style-name="P9"><text:span text:style-name="T10">We can get an element with the - &gt; operator</text:span></text:p>
                <text:p text:style-name="P9"><text:span text:style-name="T4">say $array_ref-&gt;[0];</text:span></text:p>
              </text:list-item>
            </text:list>
          </draw:text-box>
        </draw:frame>
        <presentation:notes draw:style-name="dp2">
          <draw:page-thumbnail draw:style-name="gr1" draw:layer="layout" svg:width="14.848cm" svg:height="11.136cm" svg:x="3.075cm" svg:y="2.257cm" draw:page-number="82" presentation:class="page"/>
          <draw:frame presentation:style-name="pr4" draw:text-style-name="P2" draw:layer="layout" svg:width="16.799cm" svg:height="13.114cm" svg:x="2.1cm" svg:y="14.107cm" presentation:class="notes" presentation:placeholder="true">
            <draw:text-box/>
          </draw:frame>
        </presentation:notes>
      </draw:page>
      <draw:page draw:name="page8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5.316cm" svg:x="2cm" svg:y="5.5cm" presentation:class="outline" presentation:user-transformed="true">
          <draw:text-box>
            <text:list text:style-name="L2">
              <text:list-item>
                <text:p text:style-name="P9"><text:span text:style-name="T10">We can do similar magic:</text:span></text:p>
                <text:p text:style-name="P9"><text:span text:style-name="T7">splice @copy_of_original_array, 100,10;</text:span></text:p>
                <text:p text:style-name="P9"><text:span text:style-name="T7">say scalar @copy_of_original_array;</text:span></text:p>
                <text:p text:style-name="P9"><text:span text:style-name="T7">say scalar @original_array;</text:span></text:p>
                <text:p text:style-name="P9"><text:span text:style-name="T7">say scalar @{ $array_ref };</text:span></text:p>
              </text:list-item>
              <text:list-item>
                <text:p text:style-name="P9"><text:span text:style-name="T10">Whats going to be the results here?</text:span></text:p>
                <text:p text:style-name="P9"><text:span text:style-name="T10">(splice is removing 10 elements, starting at index 100, scalar returns the number of elements)</text:span></text:p>
                <text:p text:style-name="P9"><text:span text:style-name="T7"/></text:p>
              </text:list-item>
            </text:list>
          </draw:text-box>
        </draw:frame>
        <presentation:notes draw:style-name="dp2">
          <draw:page-thumbnail draw:style-name="gr1" draw:layer="layout" svg:width="14.848cm" svg:height="11.136cm" svg:x="3.075cm" svg:y="2.257cm" draw:page-number="83" presentation:class="page"/>
          <draw:frame presentation:style-name="pr4" draw:text-style-name="P2" draw:layer="layout" svg:width="16.799cm" svg:height="13.114cm" svg:x="2.1cm" svg:y="14.107cm" presentation:class="notes" presentation:placeholder="true">
            <draw:text-box/>
          </draw:frame>
        </presentation:notes>
      </draw:page>
      <draw:page draw:name="page8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push @original_array, @original_array;</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How about here?</text:span></text:p>
                <text:p text:style-name="P9"><text:span text:style-name="T10">(This is a way of doubling an array)</text:span></text:p>
                <text:p text:style-name="P9"><text:span text:style-name="T7"/></text:p>
              </text:list-item>
            </text:list>
          </draw:text-box>
        </draw:frame>
        <presentation:notes draw:style-name="dp2">
          <draw:page-thumbnail draw:style-name="gr1" draw:layer="layout" svg:width="14.848cm" svg:height="11.136cm" svg:x="3.075cm" svg:y="2.257cm" draw:page-number="84" presentation:class="page"/>
          <draw:frame presentation:style-name="pr4" draw:text-style-name="P2" draw:layer="layout" svg:width="16.799cm" svg:height="13.114cm" svg:x="2.1cm" svg:y="14.107cm" presentation:class="notes" presentation:placeholder="true">
            <draw:text-box/>
          </draw:frame>
        </presentation:notes>
      </draw:page>
      <draw:page draw:name="page8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4.054cm" svg:x="2cm" svg:y="5.5cm" presentation:class="outline" presentation:user-transformed="true">
          <draw:text-box>
            <text:list text:style-name="L2">
              <text:list-header>
                <text:p text:style-name="P9"><text:span text:style-name="T7">pop @{ $array_ref };</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And here?</text:span></text:p>
                <text:p text:style-name="P9"><text:span text:style-name="T10">(pop removes the last element)</text:span></text:p>
              </text:list-item>
              <text:list-item>
                <text:p text:style-name="P9"><text:span text:style-name="T10">Basically, we have only altered the array stored in memory</text:span></text:p>
                <text:p text:style-name="P9"><text:span text:style-name="T7"/></text:p>
              </text:list-item>
            </text:list>
          </draw:text-box>
        </draw:frame>
        <presentation:notes draw:style-name="dp2">
          <draw:page-thumbnail draw:style-name="gr1" draw:layer="layout" svg:width="14.848cm" svg:height="11.136cm" svg:x="3.075cm" svg:y="2.257cm" draw:page-number="85" presentation:class="page"/>
          <draw:frame presentation:style-name="pr4" draw:text-style-name="P2" draw:layer="layout" svg:width="16.799cm" svg:height="13.114cm" svg:x="2.1cm" svg:y="14.107cm" presentation:class="notes" presentation:placeholder="true">
            <draw:text-box/>
          </draw:frame>
        </presentation:notes>
      </draw:page>
      <draw:page draw:name="page8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3.498cm" svg:x="2cm" svg:y="5.5cm" presentation:class="outline" presentation:user-transformed="true">
          <draw:text-box>
            <text:list text:style-name="L2">
              <text:list-item>
                <text:p text:style-name="P9"><text:span text:style-name="T10">Basically, we have only altered the array stored in memory</text:span></text:p>
              </text:list-item>
              <text:list-item>
                <text:p text:style-name="P9"><text:span text:style-name="T10">You can do anything you want with an arrayref that you can do with an array</text:span></text:p>
              </text:list-item>
              <text:list-item>
                <text:p text:style-name="P9"><text:span text:style-name="T10">You just need to dereference with</text:span></text:p>
                <text:list>
                  <text:list-item>
                    <text:p text:style-name="P9"><text:span text:style-name="T10">@{ $array_ref <text:s/>} for the full array</text:span></text:p>
                  </text:list-item>
                  <text:list-item>
                    <text:p text:style-name="P9"><text:span text:style-name="T10">$array_ref-&gt;[index] for individual element</text:span></text:p>
                  </text:list-item>
                </text:list>
                <text:p text:style-name="P9"><text:span text:style-name="T7"/></text:p>
              </text:list-item>
            </text:list>
          </draw:text-box>
        </draw:frame>
        <presentation:notes draw:style-name="dp2">
          <draw:page-thumbnail draw:style-name="gr1" draw:layer="layout" svg:width="14.848cm" svg:height="11.136cm" svg:x="3.075cm" svg:y="2.257cm" draw:page-number="86" presentation:class="page"/>
          <draw:frame presentation:style-name="pr4" draw:text-style-name="P2" draw:layer="layout" svg:width="16.799cm" svg:height="13.114cm" svg:x="2.1cm" svg:y="14.107cm" presentation:class="notes" presentation:placeholder="true">
            <draw:text-box/>
          </draw:frame>
        </presentation:notes>
      </draw:page>
      <draw:page draw:name="page8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732cm" svg:x="2cm" svg:y="5cm" presentation:class="outline" presentation:user-transformed="true">
          <draw:text-box>
            <text:list text:style-name="L2">
              <text:list-header>
                <text:p text:style-name="P9"><text:span text:style-name="T7">my %original_hash = (</text:span></text:p>
                <text:p text:style-name="P9"><text:span text:style-name="T7"><text:s text:c="2"/></text:span><text:span text:style-name="T7">band =&gt; 'Queen',</text:span></text:p>
                <text:p text:style-name="P9"><text:span text:style-name="T7"><text:s text:c="2"/></text:span><text:span text:style-name="T7">'lead vocals' =&gt; 'Freddie Mercury',</text:span></text:p>
                <text:p text:style-name="P9"><text:span text:style-name="T7"><text:s text:c="2"/></text:span><text:span text:style-name="T7">'lead guitar' =&gt; 'Brian May',</text:span></text:p>
                <text:p text:style-name="P9"><text:span text:style-name="T7"><text:s text:c="2"/></text:span><text:span text:style-name="T7">'bass guitar' =&gt; 'John Deacon',</text:span></text:p>
                <text:p text:style-name="P9"><text:span text:style-name="T7"><text:s text:c="2"/></text:span><text:span text:style-name="T7">'drums' =&gt; 'Roger Taylor',</text:span></text:p>
                <text:p text:style-name="P9"><text:span text:style-name="T7">);</text:span></text:p>
              </text:list-header>
              <text:list-item>
                <text:p text:style-name="P9"><text:span text:style-name="T10">Here I have a hash, anyone want to suggest how I take a reference?</text:span></text:p>
              </text:list-item>
            </text:list>
          </draw:text-box>
        </draw:frame>
        <presentation:notes draw:style-name="dp2">
          <draw:page-thumbnail draw:style-name="gr1" draw:layer="layout" svg:width="14.848cm" svg:height="11.136cm" svg:x="3.075cm" svg:y="2.257cm" draw:page-number="87" presentation:class="page"/>
          <draw:frame presentation:style-name="pr4" draw:text-style-name="P2" draw:layer="layout" svg:width="16.799cm" svg:height="13.114cm" svg:x="2.1cm" svg:y="14.107cm" presentation:class="notes" presentation:placeholder="true">
            <draw:text-box/>
          </draw:frame>
        </presentation:notes>
      </draw:page>
      <draw:page draw:name="page8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2.5cm" svg:x="2cm" svg:y="5cm" presentation:class="outline" presentation:user-transformed="true">
          <draw:text-box>
            <text:list text:style-name="L2">
              <text:list-header>
                <text:p text:style-name="P9"><text:span text:style-name="T7">my %copy_of_original_hash = %original_hash;</text:span></text:p>
                <text:p text:style-name="P9"><text:span text:style-name="T7">say \%original_hash;</text:span></text:p>
                <text:p text:style-name="P9"><text:span text:style-name="T7">say \%copy_of_original_hash;</text:span></text:p>
                <text:p text:style-name="P9"><text:span text:style-name="T7">my $hash_ref = \%original_hash;</text:span></text:p>
                <text:p text:style-name="P9"><text:span text:style-name="T7">say $hash_ref . q{ } . \%original_hash; # same reference to place in memory</text:span></text:p>
              </text:list-header>
              <text:list-item>
                <text:p text:style-name="P9"><text:span text:style-name="T10">Again - same reference to place in memory</text:span></text:p>
              </text:list-item>
            </text:list>
          </draw:text-box>
        </draw:frame>
        <presentation:notes draw:style-name="dp2">
          <draw:page-thumbnail draw:style-name="gr1" draw:layer="layout" svg:width="14.848cm" svg:height="11.136cm" svg:x="3.075cm" svg:y="2.257cm" draw:page-number="88" presentation:class="page"/>
          <draw:frame presentation:style-name="pr4" draw:text-style-name="P2" draw:layer="layout" svg:width="16.799cm" svg:height="13.114cm" svg:x="2.1cm" svg:y="14.107cm" presentation:class="notes" presentation:placeholder="true">
            <draw:text-box/>
          </draw:frame>
        </presentation:notes>
      </draw:page>
      <draw:page draw:name="page8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071cm" svg:x="2cm" svg:y="5cm" presentation:class="outline" presentation:user-transformed="true">
          <draw:text-box>
            <text:list text:style-name="L2">
              <text:list-header>
                <text:p text:style-name="P9"><text:span text:style-name="T7">$copy_of_original_hash{band} = 'Queen + Paul Rodgers';</text:span></text:p>
                <text:p text:style-name="P9"><text:span text:style-name="T7">$copy_of_original_hash{'lead vocals'} = 'Paul Rodgers';</text:span></text:p>
                <text:p text:style-name="P9"><text:span text:style-name="T7">delete $copy_of_original_hash{'bass guitar'};</text:span></text:p>
                <text:p text:style-name="P9"><text:span text:style-name="T7">say %original_hash;</text:span></text:p>
                <text:p text:style-name="P9"><text:span text:style-name="T7">say %copy_of_original_hash;</text:span></text:p>
                <text:p text:style-name="P9"><text:span text:style-name="T7"/></text:p>
              </text:list-header>
              <text:list-item>
                <text:p text:style-name="P9"><text:span text:style-name="T10">Here, we have modified the copy band</text:span></text:p>
              </text:list-item>
            </text:list>
          </draw:text-box>
        </draw:frame>
        <presentation:notes draw:style-name="dp2">
          <draw:page-thumbnail draw:style-name="gr1" draw:layer="layout" svg:width="14.848cm" svg:height="11.136cm" svg:x="3.075cm" svg:y="2.257cm" draw:page-number="89" presentation:class="page"/>
          <draw:frame presentation:style-name="pr4" draw:text-style-name="P2" draw:layer="layout" svg:width="16.799cm" svg:height="13.114cm" svg:x="2.1cm" svg:y="14.107cm" presentation:class="notes" presentation:placeholder="true">
            <draw:text-box/>
          </draw:frame>
        </presentation:notes>
      </draw:page>
      <draw:page draw:name="page9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stantiate Anonymity</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References are often referred to as anonymous, and can be directly created</text:span></text:p>
                <text:p text:style-name="P9"><text:span text:style-name="T7">my $anon_array_ref = [ ];</text:span></text:p>
                <text:p text:style-name="P9"><text:span text:style-name="T7">say $anon_array_ref;</text:span></text:p>
                <text:p text:style-name="P9"><text:span text:style-name="T7">my $anon_hash_ref = { };</text:span></text:p>
                <text:p text:style-name="P9"><text:span text:style-name="T7">say $anon_hash_ref;</text:span></text:p>
              </text:list-item>
              <text:list-item>
                <text:p text:style-name="P9"><text:span text:style-name="T10">This will be very important for later work</text:span></text:p>
              </text:list-item>
            </text:list>
          </draw:text-box>
        </draw:frame>
        <presentation:notes draw:style-name="dp2">
          <draw:page-thumbnail draw:style-name="gr1" draw:layer="layout" svg:width="14.848cm" svg:height="11.136cm" svg:x="3.075cm" svg:y="2.257cm" draw:page-number="90" presentation:class="page"/>
          <draw:frame presentation:style-name="pr4" draw:text-style-name="P2" draw:layer="layout" svg:width="16.799cm" svg:height="13.114cm" svg:x="2.1cm" svg:y="14.107cm" presentation:class="notes" presentation:placeholder="true">
            <draw:text-box/>
          </draw:frame>
        </presentation:notes>
      </draw:page>
      <draw:page draw:name="page9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So an array or hash can be referenced and that can be stored in a scalar 'box'</text:span></text:p>
                <text:p text:style-name="P9"><text:span text:style-name="T10"/></text:p>
              </text:list-item>
              <text:list-item>
                <text:p text:style-name="P9"><text:span text:style-name="T10">As arrays or hashes contain scalar boxes, we can put references in those boxes as well</text:span></text:p>
                <text:p text:style-name="P9"><text:span text:style-name="T7">bin/07-multi_dimensional_data_structures.pl</text:span></text:p>
              </text:list-item>
            </text:list>
          </draw:text-box>
        </draw:frame>
        <presentation:notes draw:style-name="dp2">
          <draw:page-thumbnail draw:style-name="gr1" draw:layer="layout" svg:width="14.848cm" svg:height="11.136cm" svg:x="3.075cm" svg:y="2.257cm" draw:page-number="91" presentation:class="page"/>
          <draw:frame presentation:style-name="pr4" draw:text-style-name="P2" draw:layer="layout" svg:width="16.799cm" svg:height="13.114cm" svg:x="2.1cm" svg:y="14.107cm" presentation:class="notes" presentation:placeholder="true">
            <draw:text-box/>
          </draw:frame>
        </presentation:notes>
      </draw:page>
      <draw:page draw:name="page9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header>
                <text:p text:style-name="P9"><text:span text:style-name="T7">my %amino_acid_3_letter_codes = (</text:span></text:p>
                <text:p text:style-name="P9"><text:span text:style-name="T7"><text:s text:c="2"/></text:span><text:span text:style-name="T7">Alanine =&gt; 'Ala',</text:span></text:p>
                <text:p text:style-name="P9"><text:span text:style-name="T7"><text:s text:c="2"/></text:span><text:span text:style-name="T7">Arginine =&gt; 'Arg', ...</text:span></text:p>
                <text:p text:style-name="P9"><text:span text:style-name="T7">);</text:span></text:p>
                <text:p text:style-name="P9"><text:span text:style-name="T7">my %amino_acid_bases = (</text:span></text:p>
                <text:p text:style-name="P9"><text:span text:style-name="T7"><text:s text:c="2"/></text:span><text:span text:style-name="T7">TTT =&gt; 'Phenylalanine',</text:span></text:p>
                <text:p text:style-name="P9"><text:span text:style-name="T7"><text:s text:c="2"/></text:span><text:span text:style-name="T7">TCT =&gt; 'Serine', ...</text:span></text:p>
                <text:p text:style-name="P9"><text:span text:style-name="T7">);</text:span></text:p>
              </text:list-header>
            </text:list>
          </draw:text-box>
        </draw:frame>
        <presentation:notes draw:style-name="dp2">
          <draw:page-thumbnail draw:style-name="gr1" draw:layer="layout" svg:width="14.848cm" svg:height="11.136cm" svg:x="3.075cm" svg:y="2.257cm" draw:page-number="92" presentation:class="page"/>
          <draw:frame presentation:style-name="pr4" draw:text-style-name="P2" draw:layer="layout" svg:width="16.799cm" svg:height="13.114cm" svg:x="2.1cm" svg:y="14.107cm" presentation:class="notes" presentation:placeholder="true">
            <draw:text-box/>
          </draw:frame>
        </presentation:notes>
      </draw:page>
      <draw:page draw:name="page9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The first thing to note is that there is lots of repeated data inside the 2nd hash</text:span></text:p>
                <text:p text:style-name="P9"><text:span text:style-name="T10"/></text:p>
              </text:list-item>
              <text:list-item>
                <text:p text:style-name="P9"><text:span text:style-name="T10">But, we could change that around, so that the codons are in an array, which match the name, using arrayrefs </text:span></text:p>
              </text:list-item>
            </text:list>
          </draw:text-box>
        </draw:frame>
        <presentation:notes draw:style-name="dp2">
          <draw:page-thumbnail draw:style-name="gr1" draw:layer="layout" svg:width="14.848cm" svg:height="11.136cm" svg:x="3.075cm" svg:y="2.257cm" draw:page-number="93" presentation:class="page"/>
          <draw:frame presentation:style-name="pr4" draw:text-style-name="P2" draw:layer="layout" svg:width="16.799cm" svg:height="13.114cm" svg:x="2.1cm" svg:y="14.107cm" presentation:class="notes" presentation:placeholder="true">
            <draw:text-box/>
          </draw:frame>
        </presentation:notes>
      </draw:page>
      <draw:page draw:name="page9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215cm" svg:x="2.5cm" svg:y="6cm" presentation:class="outline" presentation:user-transformed="true">
          <draw:text-box>
            <text:list text:style-name="L2">
              <text:list-header>
                <text:p text:style-name="P9"><text:span text:style-name="T7">my %codes_per_amino_acid = (</text:span></text:p>
                <text:p text:style-name="P9"><text:span text:style-name="T7"><text:s text:c="3"/></text:span><text:span text:style-name="T7">Alanine =&gt; [ 'GCA', 'GCC', 'GCG','GCT'],</text:span></text:p>
                <text:p text:style-name="P9"><text:span text:style-name="T7"><text:s text:c="3"/></text:span><text:span text:style-name="T7">Arginine =&gt; [ 'AGA', 'AGG', 'CGA', 'CGC', 'CGG', 'CGT' ], ...</text:span></text:p>
                <text:p text:style-name="P9"><text:span text:style-name="T10">);</text:span></text:p>
                <text:p text:style-name="P9"><text:span text:style-name="T10"/></text:p>
              </text:list-header>
              <text:list-item>
                <text:p text:style-name="P9"><text:span text:style-name="T10">we are instantiating an anonymous array into the scalar that would be at $codes_per_amino_acid{Alanine}</text:span></text:p>
              </text:list-item>
            </text:list>
          </draw:text-box>
        </draw:frame>
        <presentation:notes draw:style-name="dp2">
          <draw:page-thumbnail draw:style-name="gr1" draw:layer="layout" svg:width="14.848cm" svg:height="11.136cm" svg:x="3.075cm" svg:y="2.257cm" draw:page-number="94" presentation:class="page"/>
          <draw:frame presentation:style-name="pr4" draw:text-style-name="P2" draw:layer="layout" svg:width="16.799cm" svg:height="13.114cm" svg:x="2.1cm" svg:y="14.107cm" presentation:class="notes" presentation:placeholder="true">
            <draw:text-box/>
          </draw:frame>
        </presentation:notes>
      </draw:page>
      <draw:page draw:name="page9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451cm" svg:x="2.5cm" svg:y="6cm" presentation:class="outline" presentation:user-transformed="true">
          <draw:text-box>
            <text:list text:style-name="L2">
              <text:list-item>
                <text:p text:style-name="P9"><text:span text:style-name="T10">Could we get the two hashes down to one?</text:span></text:p>
                <text:p text:style-name="P9"><text:span text:style-name="T10">Yes</text:span></text:p>
              </text:list-item>
              <text:list-item>
                <text:p text:style-name="P9"><text:span text:style-name="T10">Because hashes can also be referenced.</text:span></text:p>
                <text:p text:style-name="P9"><text:span text:style-name="T17">my %genetic_code_data = (</text:span></text:p>
                <text:p text:style-name="P9"><text:span text:style-name="T17"><text:s text:c="2"/></text:span><text:span text:style-name="T17">'Alanine' =&gt; {</text:span></text:p>
                <text:p text:style-name="P9"><text:span text:style-name="T17"><text:s text:c="4"/></text:span><text:span text:style-name="T17">'3_letter_code' =&gt; 'Ala',</text:span></text:p>
                <text:p text:style-name="P9"><text:span text:style-name="T17"><text:s text:c="4"/></text:span><text:span text:style-name="T17">'codons' =&gt; [ 'GCA', 'GCC', 'GCG', 'GCT' ]</text:span></text:p>
                <text:p text:style-name="P9"><text:span text:style-name="T17"><text:s text:c="2"/></text:span><text:span text:style-name="T17">}, ...</text:span></text:p>
                <text:p text:style-name="P9"><text:span text:style-name="T17">);</text:span></text:p>
              </text:list-item>
            </text:list>
          </draw:text-box>
        </draw:frame>
        <presentation:notes draw:style-name="dp2">
          <draw:page-thumbnail draw:style-name="gr1" draw:layer="layout" svg:width="14.848cm" svg:height="11.136cm" svg:x="3.075cm" svg:y="2.257cm" draw:page-number="95" presentation:class="page"/>
          <draw:frame presentation:style-name="pr4" draw:text-style-name="P2" draw:layer="layout" svg:width="16.799cm" svg:height="13.114cm" svg:x="2.1cm" svg:y="14.107cm" presentation:class="notes" presentation:placeholder="true">
            <draw:text-box/>
          </draw:frame>
        </presentation:notes>
      </draw:page>
      <draw:page draw:name="page9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How do we access the data in a multidimensional structure?</text:span></text:p>
                <text:p text:style-name="P9"><text:span text:style-name="T4">say $genetic_code_data{Methionine}{'3_letter_code'};</text:span></text:p>
                <text:p text:style-name="P9"><text:span text:style-name="T4">say $genetic_code_data{Methionine}{codons}[0];</text:span></text:p>
              </text:list-item>
              <text:list-item>
                <text:p text:style-name="P9"><text:span text:style-name="T10">We chain together the keys/indexes that would be used in each structure to get the final value.</text:span></text:p>
              </text:list-item>
            </text:list>
          </draw:text-box>
        </draw:frame>
        <presentation:notes draw:style-name="dp2">
          <draw:page-thumbnail draw:style-name="gr1" draw:layer="layout" svg:width="14.848cm" svg:height="11.136cm" svg:x="3.075cm" svg:y="2.257cm" draw:page-number="96" presentation:class="page"/>
          <draw:frame presentation:style-name="pr4" draw:text-style-name="P2" draw:layer="layout" svg:width="16.799cm" svg:height="13.114cm" svg:x="2.1cm" svg:y="14.107cm" presentation:class="notes" presentation:placeholder="true">
            <draw:text-box/>
          </draw:frame>
        </presentation:notes>
      </draw:page>
      <draw:page draw:name="page9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We can just have arrays of course</text:span></text:p>
                <text:p text:style-name="P9"><text:span text:style-name="T4">my @multiplication_table = (</text:span></text:p>
                <text:p text:style-name="P9"><text:span text:style-name="T4"><text:s text:c="2"/></text:span><text:span text:style-name="T4">[ qw{ 0 0 0 0 0 0 0 0 0 0 0 } ],</text:span></text:p>
                <text:p text:style-name="P9"><text:span text:style-name="T4"><text:s text:c="2"/></text:span><text:span text:style-name="T4">[ 0..10 ],</text:span></text:p>
                <text:p text:style-name="P9"><text:span text:style-name="T4"><text:s text:c="2"/></text:span><text:span text:style-name="T4">[ qw{ 0 2 4 6 8 10 12 14 16 18 20 } ],</text:span></text:p>
                <text:p text:style-name="P9"><text:span text:style-name="T4"><text:s text:c="2"/></text:span><text:span text:style-name="T4">[ qw{ 0 3 6 9 12 15 18 21 24 27 30 } ],</text:span></text:p>
                <text:p text:style-name="P9"><text:span text:style-name="T4">);</text:span></text:p>
                <text:p text:style-name="P9"><text:span text:style-name="T4">say $multiplication_table[3][5];</text:span></text:p>
              </text:list-item>
            </text:list>
          </draw:text-box>
        </draw:frame>
        <presentation:notes draw:style-name="dp2">
          <draw:page-thumbnail draw:style-name="gr1" draw:layer="layout" svg:width="14.848cm" svg:height="11.136cm" svg:x="3.075cm" svg:y="2.257cm" draw:page-number="97" presentation:class="page"/>
          <draw:frame presentation:style-name="pr4" draw:text-style-name="P2" draw:layer="layout" svg:width="16.799cm" svg:height="13.114cm" svg:x="2.1cm" svg:y="14.107cm" presentation:class="notes" presentation:placeholder="true">
            <draw:text-box/>
          </draw:frame>
        </presentation:notes>
      </draw:page>
      <draw:page draw:name="page9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mmary</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15"><text:span text:style-name="T10">We looked at numbers and strings, and we did some manipulation of them</text:span></text:p>
              </text:list-item>
              <text:list-item>
                <text:p text:style-name="P15"><text:span text:style-name="T10">We looked at how to keep some data around for longer with scalars, arrays and hashes, and how to access the data</text:span></text:p>
              </text:list-item>
              <text:list-item>
                <text:p text:style-name="P15"><text:span text:style-name="T10">We looked at using references for those to create multidimensional data structures, and how to access the data</text:span></text:p>
              </text:list-item>
            </text:list>
          </draw:text-box>
        </draw:frame>
        <presentation:notes draw:style-name="dp2">
          <draw:page-thumbnail draw:style-name="gr1" draw:layer="layout" svg:width="14.848cm" svg:height="11.136cm" svg:x="3.075cm" svg:y="2.257cm" draw:page-number="98"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3-24T16:05:10</meta:creation-date>
    <dc:date>2011-04-11T15:36:55</dc:date>
    <dc:creator>Andy Brown</dc:creator>
    <meta:editing-duration>PT244H45M07S</meta:editing-duration>
    <meta:editing-cycles>40</meta:editing-cycles>
    <meta:generator>OpenOffice.org/3.2$Unix OpenOffice.org_project/320m12$Build-9483</meta:generator>
    <meta:document-statistic meta:object-count="424"/>
  </office:meta>
</office:document-meta>
</file>